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Standard">
      <style:text-properties style:font-name="Pericles" fo:font-size="8pt" officeooo:rsid="0019fc51" officeooo:paragraph-rsid="0019fc51" style:font-size-asian="8pt" style:font-size-complex="10pt"/>
    </style:style>
    <style:style style:name="P20" style:family="paragraph" style:parent-style-name="Standard">
      <style:text-properties style:font-name="Pericles" fo:font-size="8pt" officeooo:rsid="001b36ff" officeooo:paragraph-rsid="001b36ff" style:font-size-asian="8pt" style:font-size-complex="10pt"/>
    </style:style>
    <style:style style:name="P21" style:family="paragraph" style:parent-style-name="Standard">
      <style:text-properties style:font-name="Pericles" fo:font-size="8pt" officeooo:rsid="001b0748" officeooo:paragraph-rsid="001b0748" style:font-size-asian="8pt" style:font-size-complex="10pt"/>
    </style:style>
    <style:style style:name="P22" style:family="paragraph" style:parent-style-name="Standard">
      <style:text-properties style:font-name="Pericles" fo:font-size="8pt" officeooo:rsid="0024a382" officeooo:paragraph-rsid="0024a382" style:font-size-asian="8pt" style:font-size-complex="10pt"/>
    </style:style>
    <style:style style:name="P23" style:family="paragraph" style:parent-style-name="Standard">
      <style:text-properties style:font-name="Pericles" fo:font-size="8pt" officeooo:rsid="0024dc7e" officeooo:paragraph-rsid="0024dc7e" style:font-size-asian="8pt" style:font-size-complex="10pt"/>
    </style:style>
    <style:style style:name="P24" style:family="paragraph" style:parent-style-name="Standard">
      <style:text-properties officeooo:paragraph-rsid="001fa9e4"/>
    </style:style>
    <style:style style:name="P25" style:family="paragraph" style:parent-style-name="Standard">
      <style:text-properties officeooo:paragraph-rsid="0021df13"/>
    </style:style>
    <style:style style:name="P26" style:family="paragraph" style:parent-style-name="Standard">
      <style:text-properties officeooo:paragraph-rsid="00262452"/>
    </style:style>
    <style:style style:name="P27" style:family="paragraph" style:parent-style-name="List_20_Paragraph">
      <style:text-properties style:font-name="Pericles" fo:font-size="8pt" style:font-size-asian="8pt" style:font-size-complex="8pt"/>
    </style:style>
    <style:style style:name="P28" style:family="paragraph" style:parent-style-name="List_20_Paragraph">
      <style:text-properties style:font-name="Pericles" fo:font-size="8pt" officeooo:paragraph-rsid="001fa9e4" style:font-size-asian="8pt" style:font-size-complex="8pt"/>
    </style:style>
    <style:style style:name="P29" style:family="paragraph" style:parent-style-name="List_20_Paragraph">
      <style:text-properties style:font-name="Pericles" fo:font-size="8pt" style:font-size-asian="8pt" style:font-size-complex="10pt"/>
    </style:style>
    <style:style style:name="P30"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31"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32"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33"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34"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3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36"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37"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38"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39"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0"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41"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42"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3" style:family="paragraph" style:parent-style-name="Normal">
      <style:paragraph-properties fo:orphans="2" fo:widows="2" fo:hyphenation-ladder-count="no-limit" style:vertical-align="auto"/>
      <style:text-properties fo:hyphenate="true"/>
    </style:style>
    <style:style style:name="P44"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45"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46"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47"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48"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49"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50"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51" style:family="paragraph" style:parent-style-name="List_20_Paragraph" style:list-style-name="WWNum2">
      <style:text-properties style:font-name="Pericles" fo:font-size="8pt" style:font-size-asian="8pt" style:font-size-complex="8pt"/>
    </style:style>
    <style:style style:name="P52" style:family="paragraph" style:parent-style-name="List_20_Paragraph" style:list-style-name="WWNum2">
      <style:text-properties style:font-name="Pericles" fo:font-size="8pt" officeooo:paragraph-rsid="0021df13" style:font-size-asian="8pt" style:font-size-complex="8pt"/>
    </style:style>
    <style:style style:name="P53" style:family="paragraph" style:parent-style-name="List_20_Paragraph" style:list-style-name="WWNum2">
      <style:text-properties style:font-name="Pericles" fo:font-size="8pt" officeooo:paragraph-rsid="0026cfb4" style:font-size-asian="8pt" style:font-size-complex="8pt"/>
    </style:style>
    <style:style style:name="P54" style:family="paragraph" style:parent-style-name="List_20_Paragraph" style:list-style-name="WWNum2">
      <style:text-properties style:font-name="Pericles" fo:font-size="8pt" officeooo:paragraph-rsid="001fda9b" style:font-size-asian="8pt" style:font-size-complex="8pt"/>
    </style:style>
    <style:style style:name="P55" style:family="paragraph" style:parent-style-name="List_20_Paragraph" style:list-style-name="WWNum2">
      <style:text-properties style:font-name="Pericles" fo:font-size="8pt" officeooo:paragraph-rsid="001fa9e4" style:font-size-asian="8pt" style:font-size-complex="8pt"/>
    </style:style>
    <style:style style:name="P56" style:family="paragraph" style:parent-style-name="List_20_Paragraph" style:list-style-name="WWNum2">
      <style:text-properties style:font-name="Pericles" fo:font-size="8pt" officeooo:paragraph-rsid="001831d5" style:font-size-asian="8pt" style:font-size-complex="8pt"/>
    </style:style>
    <style:style style:name="P57" style:family="paragraph" style:parent-style-name="List_20_Paragraph" style:list-style-name="WWNum4">
      <style:text-properties style:font-name="Pericles" fo:font-size="8pt" style:font-size-asian="8pt" style:font-size-complex="8pt"/>
    </style:style>
    <style:style style:name="P58" style:family="paragraph" style:parent-style-name="List_20_Paragraph" style:list-style-name="WWNum2">
      <style:text-properties style:font-name="Pericles" fo:font-size="8pt" officeooo:rsid="0021df13" officeooo:paragraph-rsid="0021df13" style:font-size-asian="8pt" style:font-size-complex="8pt"/>
    </style:style>
    <style:style style:name="P59" style:family="paragraph" style:parent-style-name="List_20_Paragraph" style:list-style-name="WWNum2">
      <style:text-properties style:font-name="Pericles" fo:font-size="8pt" officeooo:rsid="0024dc7e" officeooo:paragraph-rsid="0024dc7e" style:font-size-asian="8pt" style:font-size-complex="8pt"/>
    </style:style>
    <style:style style:name="P60" style:family="paragraph" style:parent-style-name="List_20_Paragraph" style:list-style-name="WWNum2">
      <style:text-properties style:font-name="Pericles" fo:font-size="8pt" officeooo:rsid="0022e9d9" officeooo:paragraph-rsid="0022e9d9" style:font-size-asian="8pt" style:font-size-complex="8pt"/>
    </style:style>
    <style:style style:name="P61" style:family="paragraph" style:parent-style-name="List_20_Paragraph" style:list-style-name="WWNum2">
      <style:text-properties style:font-name="Pericles" fo:font-size="8pt" officeooo:rsid="0024a382" officeooo:paragraph-rsid="0024a382" style:font-size-asian="8pt" style:font-size-complex="8pt"/>
    </style:style>
    <style:style style:name="P62" style:family="paragraph" style:parent-style-name="List_20_Paragraph" style:list-style-name="WWNum2">
      <style:text-properties style:font-name="Pericles" fo:font-size="8pt" officeooo:rsid="002a764d" officeooo:paragraph-rsid="002a764d" style:font-size-asian="8pt" style:font-size-complex="8pt"/>
    </style:style>
    <style:style style:name="P63" style:family="paragraph" style:parent-style-name="List_20_Paragraph" style:list-style-name="WWNum2">
      <style:text-properties style:font-name="Pericles" fo:font-size="8pt" officeooo:rsid="001fda9b" officeooo:paragraph-rsid="001fda9b" style:font-size-asian="8pt" style:font-size-complex="8pt"/>
    </style:style>
    <style:style style:name="P64" style:family="paragraph" style:parent-style-name="List_20_Paragraph" style:list-style-name="WWNum2">
      <style:text-properties style:font-name="Pericles" fo:font-size="8pt" officeooo:rsid="0021b900" officeooo:paragraph-rsid="0021b900" style:font-size-asian="8pt" style:font-size-complex="8pt"/>
    </style:style>
    <style:style style:name="P65" style:family="paragraph" style:parent-style-name="List_20_Paragraph" style:list-style-name="WWNum2">
      <style:text-properties style:font-name="Pericles" fo:font-size="8pt" officeooo:rsid="0021b900" officeooo:paragraph-rsid="001fda9b" style:font-size-asian="8pt" style:font-size-complex="8pt"/>
    </style:style>
    <style:style style:name="P66" style:family="paragraph" style:parent-style-name="List_20_Paragraph" style:list-style-name="WWNum2">
      <style:text-properties style:font-name="Pericles" fo:font-size="8pt" officeooo:rsid="001831d5" officeooo:paragraph-rsid="001831d5" style:font-size-asian="8pt" style:font-size-complex="8pt"/>
    </style:style>
    <style:style style:name="P67" style:family="paragraph" style:parent-style-name="List_20_Paragraph" style:list-style-name="WWNum2">
      <style:text-properties style:font-name="Pericles" fo:font-size="8pt" officeooo:rsid="001b36ff" officeooo:paragraph-rsid="001b36ff" style:font-size-asian="8pt" style:font-size-complex="8pt"/>
    </style:style>
    <style:style style:name="P68" style:family="paragraph" style:parent-style-name="List_20_Paragraph" style:list-style-name="WWNum2">
      <style:text-properties style:font-name="Pericles" fo:font-size="8pt" officeooo:rsid="001cf282" officeooo:paragraph-rsid="001cf282" style:font-size-asian="8pt" style:font-size-complex="8pt"/>
    </style:style>
    <style:style style:name="P69" style:family="paragraph" style:parent-style-name="List_20_Paragraph" style:list-style-name="WWNum2">
      <style:text-properties style:font-name="Pericles" fo:font-size="8pt" officeooo:rsid="001b0748" officeooo:paragraph-rsid="001831d5" style:font-size-asian="8pt" style:font-size-complex="8pt"/>
    </style:style>
    <style:style style:name="P70" style:family="paragraph" style:parent-style-name="List_20_Paragraph" style:list-style-name="WWNum2">
      <style:text-properties style:font-name="Pericles" fo:font-size="8pt" officeooo:rsid="001b0748" officeooo:paragraph-rsid="001b0748" style:font-size-asian="8pt" style:font-size-complex="8pt"/>
    </style:style>
    <style:style style:name="P71" style:family="paragraph" style:parent-style-name="List_20_Paragraph" style:list-style-name="WWNum21">
      <style:text-properties style:font-name="Pericles" fo:font-size="8pt" style:font-size-asian="8pt" style:font-size-complex="8pt"/>
    </style:style>
    <style:style style:name="P72" style:family="paragraph" style:parent-style-name="List_20_Paragraph" style:list-style-name="WWNum23">
      <style:text-properties style:font-name="Pericles" fo:font-size="8pt" style:font-size-asian="8pt" style:font-size-complex="8pt"/>
    </style:style>
    <style:style style:name="P73" style:family="paragraph" style:parent-style-name="List_20_Paragraph" style:list-style-name="WWNum22">
      <style:text-properties style:font-name="Pericles" fo:font-size="8pt" style:font-size-asian="8pt" style:font-size-complex="8pt"/>
    </style:style>
    <style:style style:name="P74" style:family="paragraph" style:parent-style-name="List_20_Paragraph" style:list-style-name="WWNum24">
      <style:text-properties style:font-name="Pericles" fo:font-size="8pt" style:font-size-asian="8pt" style:font-size-complex="8pt"/>
    </style:style>
    <style:style style:name="P75" style:family="paragraph" style:parent-style-name="List_20_Paragraph" style:list-style-name="WWNum14">
      <style:text-properties style:font-name="Pericles" fo:font-size="8pt" style:font-size-asian="8pt" style:font-size-complex="8pt"/>
    </style:style>
    <style:style style:name="P76" style:family="paragraph" style:parent-style-name="List_20_Paragraph" style:list-style-name="WWNum25">
      <style:text-properties style:font-name="Pericles" fo:font-size="8pt" style:font-size-asian="8pt" style:font-size-complex="8pt"/>
    </style:style>
    <style:style style:name="P77" style:family="paragraph" style:parent-style-name="List_20_Paragraph" style:list-style-name="WWNum10">
      <style:text-properties style:font-name="Pericles" fo:font-size="8pt" style:font-size-asian="8pt" style:font-size-complex="8pt"/>
    </style:style>
    <style:style style:name="P78" style:family="paragraph" style:parent-style-name="List_20_Paragraph" style:list-style-name="WWNum9">
      <style:text-properties style:font-name="Pericles" fo:font-size="8pt" style:font-size-asian="8pt" style:font-size-complex="8pt"/>
    </style:style>
    <style:style style:name="P79" style:family="paragraph" style:parent-style-name="List_20_Paragraph" style:list-style-name="WWNum16">
      <style:text-properties style:font-name="Pericles" fo:font-size="8pt" style:font-size-asian="8pt" style:font-size-complex="8pt"/>
    </style:style>
    <style:style style:name="P80" style:family="paragraph" style:parent-style-name="List_20_Paragraph" style:list-style-name="WWNum17">
      <style:text-properties style:font-name="Pericles" fo:font-size="8pt" style:font-size-asian="8pt" style:font-size-complex="8pt"/>
    </style:style>
    <style:style style:name="P81" style:family="paragraph" style:parent-style-name="List_20_Paragraph" style:list-style-name="WWNum20">
      <style:text-properties style:font-name="Pericles" fo:font-size="8pt" style:font-size-asian="8pt" style:font-size-complex="8pt"/>
    </style:style>
    <style:style style:name="P82" style:family="paragraph" style:parent-style-name="List_20_Paragraph" style:list-style-name="WWNum33">
      <style:text-properties style:font-name="Pericles" fo:font-size="8pt" style:font-size-asian="8pt" style:font-size-complex="8pt"/>
    </style:style>
    <style:style style:name="P83" style:family="paragraph" style:parent-style-name="List_20_Paragraph" style:list-style-name="WWNum12">
      <style:text-properties style:font-name="Pericles" fo:font-size="8pt" style:font-size-asian="8pt" style:font-size-complex="8pt"/>
    </style:style>
    <style:style style:name="P84" style:family="paragraph" style:parent-style-name="List_20_Paragraph" style:list-style-name="WWNum31">
      <style:text-properties style:font-name="Pericles" fo:font-size="8pt" style:font-size-asian="8pt" style:font-size-complex="8pt"/>
    </style:style>
    <style:style style:name="P85" style:family="paragraph" style:parent-style-name="List_20_Paragraph" style:list-style-name="WWNum36">
      <style:text-properties style:font-name="Pericles" fo:font-size="8pt" style:font-size-asian="8pt" style:font-size-complex="8pt"/>
    </style:style>
    <style:style style:name="P86" style:family="paragraph" style:parent-style-name="List_20_Paragraph" style:list-style-name="WWNum11">
      <style:text-properties style:font-name="Pericles" fo:font-size="8pt" style:font-size-asian="8pt" style:font-size-complex="8pt"/>
    </style:style>
    <style:style style:name="P87" style:family="paragraph" style:parent-style-name="List_20_Paragraph" style:list-style-name="WWNum2">
      <style:text-properties style:font-name="Pericles" fo:font-size="8pt" style:font-size-asian="8pt" style:font-size-complex="10pt"/>
    </style:style>
    <style:style style:name="P88" style:family="paragraph" style:parent-style-name="List_20_Paragraph" style:list-style-name="WWNum29">
      <style:text-properties style:font-name="Pericles" fo:font-size="8pt" style:font-size-asian="8pt" style:font-size-complex="10pt"/>
    </style:style>
    <style:style style:name="P89" style:family="paragraph" style:parent-style-name="List_20_Paragraph" style:list-style-name="WWNum27">
      <style:text-properties style:font-name="Pericles" fo:font-size="8pt" style:font-size-asian="8pt" style:font-size-complex="10pt"/>
    </style:style>
    <style:style style:name="P90" style:family="paragraph" style:parent-style-name="List_20_Paragraph" style:list-style-name="WWNum30">
      <style:text-properties style:font-name="Pericles" fo:font-size="8pt" style:font-size-asian="8pt" style:font-size-complex="10pt"/>
    </style:style>
    <style:style style:name="P91" style:family="paragraph" style:parent-style-name="List_20_Paragraph" style:list-style-name="WWNum35">
      <style:text-properties style:font-name="Pericles" fo:font-size="8pt" style:font-size-asian="8pt" style:font-size-complex="10pt"/>
    </style:style>
    <style:style style:name="P92" style:family="paragraph" style:parent-style-name="List_20_Paragraph" style:list-style-name="WWNum9">
      <style:text-properties style:font-name="Pericles" fo:font-size="8pt" style:font-size-asian="8pt" style:font-size-complex="10pt"/>
    </style:style>
    <style:style style:name="P93" style:family="paragraph" style:parent-style-name="List_20_Paragraph" style:list-style-name="WWNum37">
      <style:text-properties style:font-name="Pericles" fo:font-size="8pt" style:font-size-asian="8pt" style:font-size-complex="10pt"/>
    </style:style>
    <style:style style:name="P94" style:family="paragraph" style:parent-style-name="List_20_Paragraph" style:list-style-name="WWNum18">
      <style:text-properties style:font-name="Pericles" fo:font-size="8pt" style:font-size-asian="8pt" style:font-size-complex="10pt"/>
    </style:style>
    <style:style style:name="P95" style:family="paragraph" style:parent-style-name="List_20_Paragraph" style:list-style-name="WWNum32">
      <style:text-properties style:font-name="Pericles" fo:font-size="8pt" style:font-size-asian="8pt" style:font-size-complex="10pt"/>
    </style:style>
    <style:style style:name="P96" style:family="paragraph" style:parent-style-name="List_20_Paragraph" style:list-style-name="WWNum15">
      <style:text-properties style:font-name="Pericles" fo:font-size="8pt" style:font-size-asian="8pt" style:font-size-complex="10pt"/>
    </style:style>
    <style:style style:name="P97" style:family="paragraph" style:parent-style-name="List_20_Paragraph" style:list-style-name="WWNum13">
      <style:text-properties style:font-name="Pericles" fo:font-size="8pt" style:font-size-asian="8pt" style:font-size-complex="10pt"/>
    </style:style>
    <style:style style:name="P98" style:family="paragraph" style:parent-style-name="List_20_Paragraph" style:list-style-name="WWNum34">
      <style:text-properties style:font-name="Pericles" fo:font-size="8pt" style:font-size-asian="8pt"/>
    </style:style>
    <style:style style:name="P99"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00"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01"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02"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03"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04" style:family="paragraph" style:parent-style-name="List_20_Paragraph" style:list-style-name="WWNum22"/>
    <style:style style:name="P105" style:family="paragraph" style:parent-style-name="List_20_Paragraph" style:list-style-name="WWNum11"/>
    <style:style style:name="P106" style:family="paragraph" style:parent-style-name="List_20_Paragraph" style:list-style-name="WWNum26"/>
    <style:style style:name="P107"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08"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09"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10"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11"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12" style:family="paragraph" style:parent-style-name="List_20_Paragraph" style:list-style-name="WWNum13">
      <style:paragraph-properties fo:margin-left="0in" fo:margin-right="0in" fo:text-indent="0in" style:auto-text-indent="false">
        <style:tab-stops/>
      </style:paragraph-properties>
    </style:style>
    <style:style style:name="P113" style:family="paragraph" style:parent-style-name="Standard" style:list-style-name="L2">
      <style:text-properties style:font-name="Pericles" fo:font-size="8pt" style:font-size-asian="8pt" style:font-size-complex="8pt"/>
    </style:style>
    <style:style style:name="P114" style:family="paragraph" style:parent-style-name="Standard" style:list-style-name="WWNum24">
      <style:text-properties style:font-name="Pericles" fo:font-size="8pt" officeooo:paragraph-rsid="0026cfb4" style:font-size-asian="8pt" style:font-size-complex="8pt"/>
    </style:style>
    <style:style style:name="P115" style:family="paragraph" style:parent-style-name="Standard" style:list-style-name="WWNum24">
      <style:text-properties style:font-name="Pericles" fo:font-size="8pt" officeooo:rsid="0026cfb4" officeooo:paragraph-rsid="0026cfb4" style:font-size-asian="8pt" style:font-size-complex="8pt"/>
    </style:style>
    <style:style style:name="P116" style:family="paragraph" style:parent-style-name="Standard" style:list-style-name="L3">
      <style:text-properties style:font-name="Pericles" fo:font-size="8pt" officeooo:rsid="001cf282" officeooo:paragraph-rsid="001cf282" style:font-size-asian="8pt" style:font-size-complex="8pt"/>
    </style:style>
    <style:style style:name="P117" style:family="paragraph" style:parent-style-name="Standard" style:list-style-name="WWNum31">
      <style:text-properties style:font-name="Pericles" fo:font-size="8pt" style:font-size-asian="8pt" style:font-size-complex="8pt"/>
    </style:style>
    <style:style style:name="P118" style:family="paragraph" style:parent-style-name="Standard" style:list-style-name="L5">
      <style:text-properties style:font-name="Pericles" fo:font-size="8pt" style:font-size-asian="8pt" style:font-size-complex="8pt"/>
    </style:style>
    <style:style style:name="P119" style:family="paragraph" style:parent-style-name="Standard" style:list-style-name="L4">
      <style:text-properties style:font-name="Pericles" fo:font-size="8pt" officeooo:rsid="0019fc51" officeooo:paragraph-rsid="0019fc51" style:font-size-asian="8pt" style:font-size-complex="10pt"/>
    </style:style>
    <style:style style:name="P120" style:family="paragraph" style:parent-style-name="Standard" style:list-style-name="L4">
      <style:text-properties style:font-name="Pericles" fo:font-size="8pt" officeooo:rsid="0024a382" officeooo:paragraph-rsid="0024a382" style:font-size-asian="8pt" style:font-size-complex="10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officeooo:rsid="00262452" style:font-size-asian="8pt" style:font-weight-asian="bold" style:font-size-complex="8pt"/>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Pericles" fo:font-size="8pt" fo:font-weight="normal" officeooo:rsid="00262452" style:font-size-asian="8pt" style:font-weight-asian="normal" style:font-size-complex="8pt" style:font-weight-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831d5"/>
    </style:style>
    <style:style style:name="T26" style:family="text">
      <style:text-properties officeooo:rsid="0019fc51"/>
    </style:style>
    <style:style style:name="T27" style:family="text">
      <style:text-properties officeooo:rsid="001fa9e4"/>
    </style:style>
    <style:style style:name="T28" style:family="text">
      <style:text-properties officeooo:rsid="001fda9b"/>
    </style:style>
    <style:style style:name="T29" style:family="text">
      <style:text-properties officeooo:rsid="0021d04b"/>
    </style:style>
    <style:style style:name="T30" style:family="text">
      <style:text-properties officeooo:rsid="0021df13"/>
    </style:style>
    <style:style style:name="T31" style:family="text">
      <style:text-properties officeooo:rsid="0026cfb4"/>
    </style:style>
    <style:style style:name="T32" style:family="text">
      <style:text-properties officeooo:rsid="0028a247"/>
    </style:style>
    <style:style style:name="T33" style:family="text">
      <style:text-properties officeooo:rsid="002996ef"/>
    </style:style>
    <style:style style:name="T34" style:family="text">
      <style:text-properties officeooo:rsid="002a764d"/>
    </style:style>
    <style:style style:name="T35" style:family="text">
      <style:text-properties officeooo:rsid="002c0594"/>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59979261" text:style-name="WWNum2">
                    <text:list-item>
                      <text:p text:style-name="P45">Acrobatic Feats</text:p>
                    </text:list-item>
                    <text:list-item>
                      <text:p text:style-name="P51">Bonus Dodge(1)</text:p>
                    </text:list-item>
                    <text:list-item>
                      <text:p text:style-name="P51">Combat Reflexes</text:p>
                    </text:list-item>
                    <text:list-item>
                      <text:p text:style-name="P51">Dodge(1)</text:p>
                    </text:list-item>
                    <text:list-item>
                      <text:p text:style-name="P51">Improved Disengage I</text:p>
                    </text:list-item>
                    <text:list-item>
                      <text:p text:style-name="P51">Mobile Fighter</text:p>
                    </text:list-item>
                    <text:list-item>
                      <text:p text:style-name="P51">Mobility(1)</text:p>
                    </text:list-item>
                    <text:list-item>
                      <text:p text:style-name="P51">Rough Runner</text:p>
                    </text:list-item>
                  </text:list>
                  <text:p text:style-name="P7"/>
                </table:table-cell>
                <table:table-cell table:style-name="Table2.A1" office:value-type="string">
                  <text:list xml:id="list102409018572818" text:continue-numbering="true" text:style-name="WWNum2">
                    <text:list-item>
                      <text:p text:style-name="P51">Acrobatic Save(Skill/Reflex)</text:p>
                    </text:list-item>
                    <text:list-item>
                      <text:p text:style-name="P51">Dodge(2)</text:p>
                    </text:list-item>
                    <text:list-item>
                      <text:p text:style-name="P51">Improved Disengage II</text:p>
                    </text:list-item>
                    <text:list-item>
                      <text:p text:style-name="P51">Mobility(2)</text:p>
                    </text:list-item>
                    <text:list-item>
                      <text:p text:style-name="P51">Shifty I</text:p>
                    </text:list-item>
                    <text:list-item>
                      <text:p text:style-name="P51">Take Initiative</text:p>
                    </text:list-item>
                  </text:list>
                  <text:p text:style-name="P30"/>
                  <text:p text:style-name="P7"/>
                </table:table-cell>
                <table:table-cell table:style-name="Table2.A1" office:value-type="string">
                  <text:list xml:id="list102409299250740" text:continue-numbering="true" text:style-name="WWNum2">
                    <text:list-item>
                      <text:p text:style-name="P51">Auto Dodge(12)</text:p>
                    </text:list-item>
                    <text:list-item>
                      <text:p text:style-name="P51">Bonus Dodge(2)</text:p>
                    </text:list-item>
                    <text:list-item>
                      <text:p text:style-name="P51">Dodge(3) ???</text:p>
                    </text:list-item>
                    <text:list-item>
                      <text:p text:style-name="P51">Hit And Run</text:p>
                    </text:list-item>
                    <text:list-item>
                      <text:p text:style-name="P51">Improved Disengage III</text:p>
                    </text:list-item>
                    <text:list-item>
                      <text:p text:style-name="P51">Mobility(3)</text:p>
                    </text:list-item>
                    <text:list-item>
                      <text:p text:style-name="P51">Shifty II</text:p>
                    </text:list-item>
                  </text:list>
                  <text:p text:style-name="P30"/>
                </table:table-cell>
              </table:table-row>
            </table:table>
            <text:p text:style-name="P7"/>
          </table:table-cell>
        </table:table-row>
        <table:table-row>
          <table:table-cell table:style-name="Table1.A1" office:value-type="string">
            <text:p text:style-name="P26"><text:span text:style-name="Default_20_Paragraph_20_Font"><text:span text:style-name="T2">Notes:</text:span></text:span></text:p>
            <text:p text:style-name="P5"><text:span text:style-name="Default_20_Paragraph_20_Font"><text:span text:style-name="T20"/></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02409623740063" text:continue-numbering="true" text:style-name="WWNum2">
                    <text:list-item>
                      <text:p text:style-name="P51">Animal Accuracy I</text:p>
                    </text:list-item>
                    <text:list-item>
                      <text:p text:style-name="P51">Animal Armor I</text:p>
                    </text:list-item>
                    <text:list-item>
                      <text:p text:style-name="P48">Animal Companion</text:p>
                    </text:list-item>
                    <text:list-item>
                      <text:p text:style-name="P51">Animal Defense I</text:p>
                    </text:list-item>
                    <text:list-item>
                      <text:p text:style-name="P51">Companion Return</text:p>
                    </text:list-item>
                    <text:list-item>
                      <text:p text:style-name="P51">Companion Unlock(1)</text:p>
                    </text:list-item>
                    <text:list-item>
                      <text:p text:style-name="P51">Swift Companion(1)</text:p>
                    </text:list-item>
                    <text:list-item>
                      <text:p text:style-name="P51">Wilderness Friends I</text:p>
                    </text:list-item>
                  </text:list>
                  <text:p text:style-name="P7"/>
                </table:table-cell>
                <table:table-cell table:style-name="Table4.A1" office:value-type="string">
                  <text:list xml:id="list102408755509536" text:continue-numbering="true" text:style-name="WWNum2">
                    <text:list-item>
                      <text:p text:style-name="P51">Animal Accuracy II</text:p>
                    </text:list-item>
                    <text:list-item>
                      <text:p text:style-name="P51">Animal Armor II</text:p>
                    </text:list-item>
                    <text:list-item>
                      <text:p text:style-name="P51">Animal Command</text:p>
                    </text:list-item>
                    <text:list-item>
                      <text:p text:style-name="P51">Animal Defense II</text:p>
                    </text:list-item>
                    <text:list-item>
                      <text:p text:style-name="P51">Companion Unlock(5)</text:p>
                    </text:list-item>
                    <text:list-item>
                      <text:p text:style-name="P51">Swift Companion(2)</text:p>
                    </text:list-item>
                    <text:list-item>
                      <text:p text:style-name="P51">Wilderness Friends II</text:p>
                    </text:list-item>
                  </text:list>
                </table:table-cell>
                <table:table-cell table:style-name="Table4.A1" office:value-type="string">
                  <text:list xml:id="list102408828113917" text:continue-numbering="true" text:style-name="WWNum2">
                    <text:list-item>
                      <text:p text:style-name="P51">Animal Accuracy III</text:p>
                    </text:list-item>
                    <text:list-item>
                      <text:p text:style-name="P51">Animal Armor III</text:p>
                    </text:list-item>
                    <text:list-item>
                      <text:p text:style-name="P51">Animal Defense III</text:p>
                    </text:list-item>
                    <text:list-item>
                      <text:p text:style-name="P51">Companion Sacrifice</text:p>
                    </text:list-item>
                    <text:list-item>
                      <text:p text:style-name="P51">Companion Unlock(9)</text:p>
                    </text:list-item>
                    <text:list-item>
                      <text:p text:style-name="P51">Shared Talent</text:p>
                    </text:list-item>
                    <text:list-item>
                      <text:p text:style-name="P51">Wilderness Friends III</text:p>
                    </text:list-item>
                  </text:list>
                </table:table-cell>
              </table:table-row>
            </table:table>
            <text:p text:style-name="P7"/>
          </table:table-cell>
        </table:table-row>
        <table:table-row>
          <table:table-cell table:style-name="Table3.A1" office:value-type="string">
            <text:p text:style-name="P1">Notes:</text:p>
            <text:list xml:id="list2685425485" text:style-name="WWNum4">
              <text:list-item>
                <text:p text:style-name="P57">Animal companion starts as a level 1 juvenile creature</text:p>
              </text:list-item>
              <text:list-item>
                <text:p text:style-name="P57">Levels up with character gaining the following</text:p>
                <text:list>
                  <text:list-item>
                    <text:p text:style-name="P57">1 hit point</text:p>
                  </text:list-item>
                  <text:list-item>
                    <text:p text:style-name="P57">1 stat point increase</text:p>
                  </text:list-item>
                  <text:list-item>
                    <text:p text:style-name="P57">+1 combat skill levels each odd level</text:p>
                  </text:list-item>
                  <text:list-item>
                    <text:p text:style-name="P57">+1 non-combat skill levels each even level</text:p>
                  </text:list-item>
                </text:list>
              </text:list-item>
              <text:list-item>
                <text:p text:style-name="P57">Refer to companions document for samples</text:p>
              </text:list-item>
            </text:list>
          </table:table-cell>
        </table:table-row>
      </table:table>
      <text:p text:style-name="Standard"/>
      <text:p text:style-name="P25"/>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25"><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102407875063143" text:continue-list="list102408828113917" text:style-name="WWNum2">
                    <text:list-item>
                      <text:p text:style-name="P99">Cleave</text:p>
                    </text:list-item>
                    <text:list-item>
                      <text:p text:style-name="P99">Crippling Strike(12)</text:p>
                    </text:list-item>
                    <text:list-item>
                      <text:p text:style-name="P99">Flanker(1)</text:p>
                    </text:list-item>
                    <text:list-item>
                      <text:p text:style-name="P100">Hidden Compartments</text:p>
                    </text:list-item>
                    <text:list-item>
                      <text:p text:style-name="P99">Mobility(1)</text:p>
                    </text:list-item>
                    <text:list-item>
                      <text:p text:style-name="P101">Stealth Attack</text:p>
                    </text:list-item>
                    <text:list-item>
                      <text:p text:style-name="P101">Stealth Escape I</text:p>
                    </text:list-item>
                  </text:list>
                  <text:p text:style-name="P10"/>
                </table:table-cell>
                <table:table-cell table:style-name="Table61.A1" office:value-type="string">
                  <text:list xml:id="list102408068502638" text:continue-numbering="true" text:style-name="WWNum2">
                    <text:list-item>
                      <text:p text:style-name="P58">Flanker(2)</text:p>
                    </text:list-item>
                    <text:list-item>
                      <text:p text:style-name="P59">Inspired Strike</text:p>
                    </text:list-item>
                    <text:list-item>
                      <text:p text:style-name="P60">Self-Immunity I</text:p>
                    </text:list-item>
                    <text:list-item>
                      <text:p text:style-name="P58">Silencing Strike</text:p>
                    </text:list-item>
                    <text:list-item>
                      <text:p text:style-name="P61">Stealth Escape II</text:p>
                    </text:list-item>
                    <text:list-item>
                      <text:p text:style-name="P58">Stealth Run</text:p>
                    </text:list-item>
                    <text:list-item>
                      <text:p text:style-name="P58">Stunning Blow(2)</text:p>
                    </text:list-item>
                  </text:list>
                  <text:p text:style-name="P32"/>
                  <text:p text:style-name="P10"/>
                </table:table-cell>
                <table:table-cell table:style-name="Table61.A1" office:value-type="string">
                  <text:list xml:id="list102407878237041" text:continue-numbering="true" text:style-name="WWNum2">
                    <text:list-item>
                      <text:p text:style-name="P52">Auto <text:span text:style-name="T30">Hit (12)</text:span></text:p>
                    </text:list-item>
                    <text:list-item>
                      <text:p text:style-name="P58">Auto Stealth (12)</text:p>
                    </text:list-item>
                    <text:list-item>
                      <text:p text:style-name="P61">Hit And Run</text:p>
                    </text:list-item>
                    <text:list-item>
                      <text:p text:style-name="P61">Mobility(2)</text:p>
                    </text:list-item>
                    <text:list-item>
                      <text:p text:style-name="P61">Stealth Escape III</text:p>
                    </text:list-item>
                    <text:list-item>
                      <text:p text:style-name="P58">Stunning Blow(3)</text:p>
                    </text:list-item>
                    <text:list-item>
                      <text:p text:style-name="P58">Wound True</text:p>
                    </text:list-item>
                  </text:list>
                  <text:p text:style-name="P32"/>
                </table:table-cell>
              </table:table-row>
            </table:table>
            <text:p text:style-name="P10"/>
          </table:table-cell>
        </table:table-row>
        <table:table-row>
          <table:table-cell table:style-name="Table60.A1" office:value-type="string">
            <text:p text:style-name="P25"><text:span text:style-name="Default_20_Paragraph_20_Font"><text:span text:style-name="T4"/></text:span></text:p>
            <text:p text:style-name="P3"/>
          </table:table-cell>
        </table:table-row>
      </table:table>
      <text:p text:style-name="P25"/>
      <text:p text:style-name="P25"/>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51"><text:soft-page-break/>Bonus Block(1)</text:p>
                    </text:list-item>
                    <text:list-item>
                      <text:p text:style-name="P51">Fast Blades(12)</text:p>
                    </text:list-item>
                    <text:list-item>
                      <text:p text:style-name="P51">Fast Draw</text:p>
                    </text:list-item>
                    <text:list-item>
                      <text:p text:style-name="P51">Mobile Fighter</text:p>
                    </text:list-item>
                    <text:list-item>
                      <text:p text:style-name="P51">Mobility(1)</text:p>
                    </text:list-item>
                    <text:list-item>
                      <text:p text:style-name="P51">Off-Hand Block</text:p>
                    </text:list-item>
                    <text:list-item>
                      <text:p text:style-name="P51">Offensive Stance</text:p>
                    </text:list-item>
                    <text:list-item>
                      <text:p text:style-name="P51">Sweep I</text:p>
                    </text:list-item>
                  </text:list>
                  <text:p text:style-name="P35"/>
                  <text:p text:style-name="P7"/>
                </table:table-cell>
                <table:table-cell table:style-name="Table6.A1" office:value-type="string">
                  <text:list xml:id="list102408965272012" text:continue-numbering="true" text:style-name="WWNum2">
                    <text:list-item>
                      <text:p text:style-name="P51">Blade Rush <text:span text:style-name="T31">I</text:span></text:p>
                    </text:list-item>
                    <text:list-item>
                      <text:p text:style-name="P51">Cutter</text:p>
                    </text:list-item>
                    <text:list-item>
                      <text:p text:style-name="P51">Fast Blades(11)</text:p>
                    </text:list-item>
                    <text:list-item>
                      <text:p text:style-name="P51">Fearsome Display</text:p>
                    </text:list-item>
                    <text:list-item>
                      <text:p text:style-name="P51">Improved Sweep II</text:p>
                    </text:list-item>
                    <text:list-item>
                      <text:p text:style-name="P51">Missile Deflection</text:p>
                    </text:list-item>
                    <text:list-item>
                      <text:p text:style-name="P51">Mobility(2)</text:p>
                    </text:list-item>
                    <text:list-item>
                      <text:p text:style-name="P51">Sweep II</text:p>
                    </text:list-item>
                    <text:list-item>
                      <text:p text:style-name="P51">Wade In</text:p>
                    </text:list-item>
                  </text:list>
                  <text:p text:style-name="P27"/>
                  <text:p text:style-name="P30"/>
                  <text:p text:style-name="P7"/>
                </table:table-cell>
                <table:table-cell table:style-name="Table6.A1" office:value-type="string">
                  <text:list xml:id="list102407594220498" text:continue-numbering="true" text:style-name="WWNum2">
                    <text:list-item>
                      <text:p text:style-name="P51">Blade <text:span text:style-name="T31">Rush II</text:span></text:p>
                    </text:list-item>
                    <text:list-item>
                      <text:p text:style-name="P51">Bonus Block(2)</text:p>
                    </text:list-item>
                    <text:list-item>
                      <text:p text:style-name="P51">Fast Blades(10)</text:p>
                    </text:list-item>
                    <text:list-item>
                      <text:p text:style-name="P51">Improved Sweep III</text:p>
                    </text:list-item>
                    <text:list-item>
                      <text:p text:style-name="P51">Shifty I</text:p>
                    </text:list-item>
                    <text:list-item>
                      <text:p text:style-name="P51">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02408368097279" text:continue-numbering="true" text:style-name="WWNum2">
                    <text:list-item>
                      <text:p text:style-name="P51">Bodyguard Stance</text:p>
                    </text:list-item>
                    <text:list-item>
                      <text:p text:style-name="P51">Bonus Block (1)</text:p>
                    </text:list-item>
                    <text:list-item>
                      <text:p text:style-name="P51">Defensive Stance</text:p>
                    </text:list-item>
                    <text:list-item>
                      <text:p text:style-name="P51">Extended Block</text:p>
                    </text:list-item>
                    <text:list-item>
                      <text:p text:style-name="P51">Fast Draw Shield</text:p>
                    </text:list-item>
                    <text:list-item>
                      <text:p text:style-name="P51">Improved Give Ground*</text:p>
                    </text:list-item>
                    <text:list-item>
                      <text:p text:style-name="P51">Hit Points +2</text:p>
                    </text:list-item>
                    <text:list-item>
                      <text:p text:style-name="P51">Stand Ground</text:p>
                    </text:list-item>
                  </text:list>
                  <text:p text:style-name="P7"/>
                </table:table-cell>
                <table:table-cell table:style-name="Table8.A1" office:value-type="string">
                  <text:list xml:id="list102409583137837" text:continue-numbering="true" text:style-name="WWNum2">
                    <text:list-item>
                      <text:p text:style-name="P51">Don’t You Die On Me</text:p>
                    </text:list-item>
                    <text:list-item>
                      <text:p text:style-name="P51">Follow Me*</text:p>
                    </text:list-item>
                    <text:list-item>
                      <text:p text:style-name="P51">Hit Points +2</text:p>
                    </text:list-item>
                    <text:list-item>
                      <text:p text:style-name="P51">Resist Fear(1)</text:p>
                    </text:list-item>
                    <text:list-item>
                      <text:p text:style-name="P51">Save Blocker</text:p>
                    </text:list-item>
                    <text:list-item>
                      <text:p text:style-name="P51">Spell Blocker I</text:p>
                    </text:list-item>
                    <text:list-item>
                      <text:p text:style-name="P51">Take The Fall</text:p>
                    </text:list-item>
                    <text:list-item>
                      <text:p text:style-name="P51">Taunt I</text:p>
                    </text:list-item>
                  </text:list>
                  <text:p text:style-name="P30"/>
                  <text:p text:style-name="P7"/>
                </table:table-cell>
                <table:table-cell table:style-name="Table8.A1" office:value-type="string">
                  <text:list xml:id="list102409089687036" text:continue-numbering="true" text:style-name="WWNum2">
                    <text:list-item>
                      <text:p text:style-name="P51">Bonus Block(2)</text:p>
                    </text:list-item>
                    <text:list-item>
                      <text:p text:style-name="P51">Follow Me II*</text:p>
                    </text:list-item>
                    <text:list-item>
                      <text:p text:style-name="P51">Hit Points +2</text:p>
                    </text:list-item>
                    <text:list-item>
                      <text:p text:style-name="P51">Resist Fear(2)</text:p>
                    </text:list-item>
                    <text:list-item>
                      <text:p text:style-name="P51">Spell Blocker II</text:p>
                    </text:list-item>
                    <text:list-item>
                      <text:p text:style-name="P51">Taunt II</text:p>
                    </text:list-item>
                    <text:list-item>
                      <text:p text:style-name="P51">Tough SOB</text:p>
                    </text:list-item>
                  </text:list>
                  <text:p text:style-name="P30"/>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02408947665277" text:continue-numbering="true" text:style-name="WWNum2">
                    <text:list-item>
                      <text:p text:style-name="P51">Bleeder(2)</text:p>
                    </text:list-item>
                    <text:list-item>
                      <text:p text:style-name="P51">Fast Archer(12)</text:p>
                    </text:list-item>
                    <text:list-item>
                      <text:p text:style-name="P51">Mobile Fighter</text:p>
                    </text:list-item>
                    <text:list-item>
                      <text:p text:style-name="P51">Mobility(1)</text:p>
                    </text:list-item>
                    <text:list-item>
                      <text:p text:style-name="P51">Piercer(2)</text:p>
                    </text:list-item>
                    <text:list-item>
                      <text:p text:style-name="P51">Point Blank I</text:p>
                    </text:list-item>
                    <text:list-item>
                      <text:p text:style-name="P51">Quick Aim**</text:p>
                    </text:list-item>
                  </text:list>
                  <text:p text:style-name="P35"/>
                </table:table-cell>
                <table:table-cell table:style-name="Table10.A1" office:value-type="string">
                  <text:list xml:id="list102407613893052" text:continue-numbering="true" text:style-name="WWNum2">
                    <text:list-item>
                      <text:p text:style-name="P51">Bleeder(3)</text:p>
                    </text:list-item>
                    <text:list-item>
                      <text:p text:style-name="P51">Dodge(1)</text:p>
                    </text:list-item>
                    <text:list-item>
                      <text:p text:style-name="P51">Double Shot*</text:p>
                    </text:list-item>
                    <text:list-item>
                      <text:p text:style-name="P51">Fast Archer(11)</text:p>
                    </text:list-item>
                    <text:list-item>
                      <text:p text:style-name="P51">Iron Bow</text:p>
                    </text:list-item>
                    <text:list-item>
                      <text:p text:style-name="P51">Lightning Aim**</text:p>
                    </text:list-item>
                    <text:list-item>
                      <text:p text:style-name="P51">Piercer(3)</text:p>
                    </text:list-item>
                    <text:list-item>
                      <text:p text:style-name="P51">Point Blank II</text:p>
                    </text:list-item>
                  </text:list>
                  <text:p text:style-name="P27"/>
                  <text:p text:style-name="P35"/>
                  <text:p text:style-name="P30"/>
                  <text:p text:style-name="P7"/>
                </table:table-cell>
                <table:table-cell table:style-name="Table10.A1" office:value-type="string">
                  <text:list xml:id="list102409547238770" text:continue-numbering="true" text:style-name="WWNum2">
                    <text:list-item>
                      <text:p text:style-name="P51">Bleeder(4)</text:p>
                    </text:list-item>
                    <text:list-item>
                      <text:p text:style-name="P51">Fast Archer(10)</text:p>
                    </text:list-item>
                    <text:list-item>
                      <text:p text:style-name="P51">Hit And Run</text:p>
                    </text:list-item>
                    <text:list-item>
                      <text:p text:style-name="P51">Mobility(2)</text:p>
                    </text:list-item>
                    <text:list-item>
                      <text:p text:style-name="P51">Piercer(4)</text:p>
                    </text:list-item>
                    <text:list-item>
                      <text:p text:style-name="P51">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02407630118932" text:continue-numbering="true" text:style-name="WWNum2">
                    <text:list-item>
                      <text:p text:style-name="P45">Acrobatic Feats</text:p>
                    </text:list-item>
                    <text:list-item>
                      <text:p text:style-name="P51">Break Fall I</text:p>
                    </text:list-item>
                    <text:list-item>
                      <text:p text:style-name="P51">Contortionist</text:p>
                    </text:list-item>
                    <text:list-item>
                      <text:p text:style-name="P53">Expert Climber I</text:p>
                    </text:list-item>
                    <text:list-item>
                      <text:p text:style-name="P51">Improved Disengage I</text:p>
                    </text:list-item>
                    <text:list-item>
                      <text:p text:style-name="P51">Iron Grip</text:p>
                    </text:list-item>
                    <text:list-item>
                      <text:p text:style-name="P51"><text:soft-page-break/>Mobility(1)</text:p>
                    </text:list-item>
                    <text:list-item>
                      <text:p text:style-name="P51">Trap Sense</text:p>
                    </text:list-item>
                  </text:list>
                  <text:p text:style-name="P7"/>
                </table:table-cell>
                <table:table-cell table:style-name="Table12.A1" office:value-type="string">
                  <text:list xml:id="list102408709877334" text:continue-numbering="true" text:style-name="WWNum2">
                    <text:list-item>
                      <text:p text:style-name="P51">Acrobatic Save(Skill/Reflex)</text:p>
                    </text:list-item>
                    <text:list-item>
                      <text:p text:style-name="P51">Improved Disengage II</text:p>
                    </text:list-item>
                    <text:list-item>
                      <text:p text:style-name="P51">Mobility(2)</text:p>
                    </text:list-item>
                    <text:list-item>
                      <text:p text:style-name="P51">No Hands</text:p>
                    </text:list-item>
                    <text:list-item>
                      <text:p text:style-name="P51">Resist Traps(1)</text:p>
                    </text:list-item>
                    <text:list-item>
                      <text:p text:style-name="P51">Shifty I</text:p>
                    </text:list-item>
                    <text:list-item>
                      <text:p text:style-name="P51">Stealth Run</text:p>
                    </text:list-item>
                  </text:list>
                  <text:p text:style-name="P27"/>
                  <text:p text:style-name="P30"/>
                  <text:p text:style-name="P7"/>
                </table:table-cell>
                <table:table-cell table:style-name="Table12.A1" office:value-type="string">
                  <text:list xml:id="list102407866249406" text:continue-numbering="true" text:style-name="WWNum2">
                    <text:list-item>
                      <text:p text:style-name="P51">Bonus Block(3)</text:p>
                    </text:list-item>
                    <text:list-item>
                      <text:p text:style-name="P51">Break Fall II</text:p>
                    </text:list-item>
                    <text:list-item>
                      <text:p text:style-name="P51">Expert Climber II</text:p>
                    </text:list-item>
                    <text:list-item>
                      <text:p text:style-name="P51">Improved Disengage III</text:p>
                    </text:list-item>
                    <text:list-item>
                      <text:p text:style-name="P51">Mobility(3)</text:p>
                    </text:list-item>
                    <text:list-item>
                      <text:p text:style-name="P51">Resist Traps(2)</text:p>
                    </text:list-item>
                    <text:list-item>
                      <text:p text:style-name="P51">Shifty II</text:p>
                    </text:list-item>
                  </text:list>
                  <text:p text:style-name="P30"/>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02408703986269" text:continue-numbering="true" text:style-name="WWNum2">
                    <text:list-item>
                      <text:p text:style-name="P51">Armsman I</text:p>
                    </text:list-item>
                    <text:list-item>
                      <text:p text:style-name="P51">Cleave</text:p>
                    </text:list-item>
                    <text:list-item>
                      <text:p text:style-name="P51">Hit Points +2</text:p>
                    </text:list-item>
                    <text:list-item>
                      <text:p text:style-name="P51">Improved Charge I</text:p>
                    </text:list-item>
                    <text:list-item>
                      <text:p text:style-name="P51">Offensive Stance</text:p>
                    </text:list-item>
                    <text:list-item>
                      <text:p text:style-name="P51">Press</text:p>
                    </text:list-item>
                    <text:list-item>
                      <text:p text:style-name="P51">Shield Breaker(12)</text:p>
                    </text:list-item>
                    <text:list-item>
                      <text:p text:style-name="P51">Wade In</text:p>
                    </text:list-item>
                  </text:list>
                </table:table-cell>
                <table:table-cell table:style-name="Table14.A1" office:value-type="string">
                  <text:list xml:id="list102408101368944" text:continue-numbering="true" text:style-name="WWNum2">
                    <text:list-item>
                      <text:p text:style-name="P51">Armsman II</text:p>
                    </text:list-item>
                    <text:list-item>
                      <text:p text:style-name="P51">Hit Points +2</text:p>
                    </text:list-item>
                    <text:list-item>
                      <text:p text:style-name="P51">Improved Charge II</text:p>
                    </text:list-item>
                    <text:list-item>
                      <text:p text:style-name="P51">Shield Breaker(11)</text:p>
                    </text:list-item>
                    <text:list-item>
                      <text:p text:style-name="P51">Striker(1)</text:p>
                    </text:list-item>
                    <text:list-item>
                      <text:p text:style-name="P87">Sweep I</text:p>
                    </text:list-item>
                  </text:list>
                  <text:p text:style-name="P30"/>
                  <text:p text:style-name="P7"/>
                </table:table-cell>
                <table:table-cell table:style-name="Table14.A1" office:value-type="string">
                  <text:list xml:id="list102407896511828" text:continue-numbering="true" text:style-name="WWNum2">
                    <text:list-item>
                      <text:p text:style-name="P51">Hit Points +2</text:p>
                    </text:list-item>
                    <text:list-item>
                      <text:p text:style-name="P51">Limb Taker</text:p>
                    </text:list-item>
                    <text:list-item>
                      <text:p text:style-name="P51">Shield Breaker(10)</text:p>
                    </text:list-item>
                    <text:list-item>
                      <text:p text:style-name="P51">Striker(2)</text:p>
                    </text:list-item>
                    <text:list-item>
                      <text:p text:style-name="P51">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02408894196537" text:continue-numbering="true" text:style-name="WWNum2">
                    <text:list-item>
                      <text:p text:style-name="P51">Dirt In The Eyes</text:p>
                    </text:list-item>
                    <text:list-item>
                      <text:p text:style-name="P51">Flanker(1)*</text:p>
                    </text:list-item>
                    <text:list-item>
                      <text:p text:style-name="P51">Get Inside</text:p>
                    </text:list-item>
                    <text:list-item>
                      <text:p text:style-name="P51">Improvised Weapon</text:p>
                    </text:list-item>
                    <text:list-item>
                      <text:p text:style-name="P51">Play Dead</text:p>
                    </text:list-item>
                    <text:list-item>
                      <text:p text:style-name="P51">Prone Fighter</text:p>
                    </text:list-item>
                    <text:list-item>
                      <text:p text:style-name="P51">Shifty I</text:p>
                    </text:list-item>
                  </text:list>
                </table:table-cell>
                <table:table-cell table:style-name="Table16.A1" office:value-type="string">
                  <text:list xml:id="list102409677617780" text:continue-numbering="true" text:style-name="WWNum2">
                    <text:list-item>
                      <text:p text:style-name="P51">Dodge(1)</text:p>
                    </text:list-item>
                    <text:list-item>
                      <text:p text:style-name="P51">Fast Fists or Knives(12)</text:p>
                    </text:list-item>
                    <text:list-item>
                      <text:p text:style-name="P51">Flanker(2)*</text:p>
                    </text:list-item>
                    <text:list-item>
                      <text:p text:style-name="P51">Ear Biter</text:p>
                    </text:list-item>
                    <text:list-item>
                      <text:p text:style-name="P51">Head Butt</text:p>
                    </text:list-item>
                    <text:list-item>
                      <text:p text:style-name="P51">Hit Points +2</text:p>
                    </text:list-item>
                    <text:list-item>
                      <text:p text:style-name="P51">Shifty II</text:p>
                    </text:list-item>
                    <text:list-item>
                      <text:p text:style-name="P51">Tough SOB</text:p>
                    </text:list-item>
                  </text:list>
                  <text:p text:style-name="P30"/>
                  <text:p text:style-name="P7"/>
                </table:table-cell>
                <table:table-cell table:style-name="Table16.A1" office:value-type="string">
                  <text:list xml:id="list102409710248168" text:continue-numbering="true" text:style-name="WWNum2">
                    <text:list-item>
                      <text:p text:style-name="P51">Back Biter*</text:p>
                    </text:list-item>
                    <text:list-item>
                      <text:p text:style-name="P51">Dodge(2)</text:p>
                    </text:list-item>
                    <text:list-item>
                      <text:p text:style-name="P51">Fast Fists or Knives(11)</text:p>
                    </text:list-item>
                    <text:list-item>
                      <text:p text:style-name="P51">Hit and Run</text:p>
                    </text:list-item>
                    <text:list-item>
                      <text:p text:style-name="P51">Hit Points +2</text:p>
                    </text:list-item>
                    <text:list-item>
                      <text:p text:style-name="P51">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02409133413915" text:continue-numbering="true" text:style-name="WWNum2">
                    <text:list-item>
                      <text:p text:style-name="P51">Anatomic Precision I</text:p>
                    </text:list-item>
                    <text:list-item>
                      <text:p text:style-name="P51">Auto Medical(12)</text:p>
                    </text:list-item>
                    <text:list-item>
                      <text:p text:style-name="P51">Bleed<text:span text:style-name="T32">er</text:span>(1)</text:p>
                    </text:list-item>
                    <text:list-item>
                      <text:p text:style-name="P51">Combat Medic</text:p>
                    </text:list-item>
                    <text:list-item>
                      <text:p text:style-name="P51">Physician I</text:p>
                    </text:list-item>
                    <text:list-item>
                      <text:p text:style-name="P51">Resist Disease(1)</text:p>
                    </text:list-item>
                    <text:list-item>
                      <text:p text:style-name="P51">Resist Poison(1)</text:p>
                    </text:list-item>
                    <text:list-item>
                      <text:p text:style-name="P51">Self-Surgeon I</text:p>
                    </text:list-item>
                  </text:list>
                </table:table-cell>
                <table:table-cell table:style-name="Table45.A1" office:value-type="string">
                  <text:list xml:id="list102409276635253" text:continue-numbering="true" text:style-name="WWNum2">
                    <text:list-item>
                      <text:p text:style-name="P51">Anatomic Precision II</text:p>
                    </text:list-item>
                    <text:list-item>
                      <text:p text:style-name="P51">Auto Medical(11)</text:p>
                    </text:list-item>
                    <text:list-item>
                      <text:p text:style-name="P51">Bleeder(<text:span text:style-name="T33">3</text:span>)</text:p>
                    </text:list-item>
                    <text:list-item>
                      <text:p text:style-name="P51">Don't You Die On Me</text:p>
                    </text:list-item>
                    <text:list-item>
                      <text:p text:style-name="P51">Disease Sniffer</text:p>
                    </text:list-item>
                    <text:list-item>
                      <text:p text:style-name="P51">Healing hands</text:p>
                    </text:list-item>
                    <text:list-item>
                      <text:p text:style-name="P51">Nerve Pinch</text:p>
                    </text:list-item>
                    <text:list-item>
                      <text:p text:style-name="P51">Poison Sniffer</text:p>
                    </text:list-item>
                    <text:list-item>
                      <text:p text:style-name="P51">Resist Disease(2)</text:p>
                    </text:list-item>
                    <text:list-item>
                      <text:p text:style-name="P51">Resist Poison(2)</text:p>
                    </text:list-item>
                  </text:list>
                  <text:p text:style-name="P30"/>
                  <text:p text:style-name="P7"/>
                </table:table-cell>
                <table:table-cell table:style-name="Table45.A1" office:value-type="string">
                  <text:list xml:id="list102409674549787" text:continue-numbering="true" text:style-name="WWNum2">
                    <text:list-item>
                      <text:p text:style-name="P51">Auto Medical(10)</text:p>
                    </text:list-item>
                    <text:list-item>
                      <text:p text:style-name="P51">Bleeder(<text:span text:style-name="T33">5</text:span>)</text:p>
                    </text:list-item>
                    <text:list-item>
                      <text:p text:style-name="P51">Deadly Anatomy</text:p>
                    </text:list-item>
                    <text:list-item>
                      <text:p text:style-name="P51">Physician II</text:p>
                    </text:list-item>
                    <text:list-item>
                      <text:p text:style-name="P51">Resist Disease(3)</text:p>
                    </text:list-item>
                    <text:list-item>
                      <text:p text:style-name="P51">resist Poison(3)</text:p>
                    </text:list-item>
                    <text:list-item>
                      <text:p text:style-name="P51">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02408816605884" text:continue-numbering="true" text:style-name="WWNum2">
                    <text:list-item>
                      <text:p text:style-name="P51">Bonus Block(1)</text:p>
                    </text:list-item>
                    <text:list-item>
                      <text:p text:style-name="P51">Disarm(12)</text:p>
                    </text:list-item>
                    <text:list-item>
                      <text:p text:style-name="P51">Fearsome Display</text:p>
                    </text:list-item>
                    <text:list-item>
                      <text:p text:style-name="P51">Improved Disengage I</text:p>
                    </text:list-item>
                    <text:list-item>
                      <text:p text:style-name="P51">Improved Give Ground I</text:p>
                    </text:list-item>
                    <text:list-item>
                      <text:p text:style-name="P51">Mercy</text:p>
                    </text:list-item>
                    <text:list-item>
                      <text:p text:style-name="P51">Mobility(1)</text:p>
                    </text:list-item>
                    <text:list-item>
                      <text:p text:style-name="P51">Piercer(2)</text:p>
                    </text:list-item>
                  </text:list>
                </table:table-cell>
                <table:table-cell table:style-name="Table18.A1" office:value-type="string">
                  <text:list xml:id="list102408369998691" text:continue-numbering="true" text:style-name="WWNum2">
                    <text:list-item>
                      <text:p text:style-name="P51">Disarm(10)</text:p>
                    </text:list-item>
                    <text:list-item>
                      <text:p text:style-name="P51">Dodge(1)</text:p>
                    </text:list-item>
                    <text:list-item>
                      <text:p text:style-name="P51">Greedy Disarm</text:p>
                    </text:list-item>
                    <text:list-item>
                      <text:p text:style-name="P51">Improved Disengage II</text:p>
                    </text:list-item>
                    <text:list-item>
                      <text:p text:style-name="P51">Improved Give Ground II</text:p>
                    </text:list-item>
                    <text:list-item>
                      <text:p text:style-name="P51">Lone Wolf</text:p>
                    </text:list-item>
                    <text:list-item>
                      <text:p text:style-name="P51">Lucky SOB</text:p>
                    </text:list-item>
                    <text:list-item>
                      <text:p text:style-name="P51">Piercer(3)</text:p>
                    </text:list-item>
                    <text:list-item>
                      <text:p text:style-name="P51">Witty Riposte</text:p>
                    </text:list-item>
                  </text:list>
                  <text:p text:style-name="P30"/>
                  <text:p text:style-name="P7"/>
                </table:table-cell>
                <table:table-cell table:style-name="Table18.A1" office:value-type="string">
                  <text:list xml:id="list102409438006729" text:continue-numbering="true" text:style-name="WWNum2">
                    <text:list-item>
                      <text:p text:style-name="P51">Bonus Block(2)</text:p>
                    </text:list-item>
                    <text:list-item>
                      <text:p text:style-name="P51">Disarm(9)</text:p>
                    </text:list-item>
                    <text:list-item>
                      <text:p text:style-name="P51">Improved Disengage III</text:p>
                    </text:list-item>
                    <text:list-item>
                      <text:p text:style-name="P51">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02407826070974" text:continue-numbering="true" text:style-name="WWNum2">
                    <text:list-item>
                      <text:p text:style-name="P51">Companion Unlock(1)</text:p>
                    </text:list-item>
                    <text:list-item>
                      <text:p text:style-name="P48">Familiar</text:p>
                    </text:list-item>
                    <text:list-item>
                      <text:p text:style-name="P51">Familiar Adviser</text:p>
                    </text:list-item>
                    <text:list-item>
                      <text:p text:style-name="P51">Familiar Defender(1)</text:p>
                    </text:list-item>
                    <text:list-item>
                      <text:p text:style-name="P51">Familiar Telepathy</text:p>
                    </text:list-item>
                    <text:list-item>
                      <text:p text:style-name="P51">Familiar Trait</text:p>
                    </text:list-item>
                    <text:list-item>
                      <text:p text:style-name="P51">Familiar Weaponry</text:p>
                      <text:p text:style-name="P107"/>
                    </text:list-item>
                  </text:list>
                </table:table-cell>
                <table:table-cell table:style-name="Table20.A1" office:value-type="string">
                  <text:list xml:id="list102408494261417" text:continue-numbering="true" text:style-name="WWNum2">
                    <text:list-item>
                      <text:p text:style-name="P51">Companion Unlock(5)</text:p>
                    </text:list-item>
                    <text:list-item>
                      <text:p text:style-name="P51">Conduit</text:p>
                    </text:list-item>
                    <text:list-item>
                      <text:p text:style-name="P51">Consume Familiar I</text:p>
                    </text:list-item>
                    <text:list-item>
                      <text:p text:style-name="P51">Familiar Curse</text:p>
                    </text:list-item>
                    <text:list-item>
                      <text:p text:style-name="P51">Familiar Hit Points +4</text:p>
                    </text:list-item>
                    <text:list-item>
                      <text:p text:style-name="P51">Familiar Scholar</text:p>
                    </text:list-item>
                    <text:list-item>
                      <text:p text:style-name="P51">Magic Dampener</text:p>
                    </text:list-item>
                    <text:list-item>
                      <text:p text:style-name="P51">Shared Sight</text:p>
                    </text:list-item>
                    <text:list-item>
                      <text:p text:style-name="P51">Shared Spells</text:p>
                    </text:list-item>
                  </text:list>
                  <text:p text:style-name="P35"/>
                </table:table-cell>
                <table:table-cell table:style-name="Table20.A1" office:value-type="string">
                  <text:list xml:id="list102408764110267" text:continue-numbering="true" text:style-name="WWNum2">
                    <text:list-item>
                      <text:p text:style-name="P51">Call Familiar</text:p>
                    </text:list-item>
                    <text:list-item>
                      <text:p text:style-name="P51">Companion Unlock(9)</text:p>
                    </text:list-item>
                    <text:list-item>
                      <text:p text:style-name="P51">Consume Familiar II</text:p>
                    </text:list-item>
                    <text:list-item>
                      <text:p text:style-name="P51">Familiar Blood</text:p>
                    </text:list-item>
                    <text:list-item>
                      <text:p text:style-name="P51">Familiar Cast</text:p>
                    </text:list-item>
                    <text:list-item>
                      <text:p text:style-name="P51">Familiar Defender(2)</text:p>
                    </text:list-item>
                    <text:list-item>
                      <text:p text:style-name="P62">Familiar Sacrifice</text:p>
                    </text:list-item>
                    <text:list-item>
                      <text:p text:style-name="P51">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02408168324076" text:continue-numbering="true" text:style-name="WWNum2">
                    <text:list-item>
                      <text:p text:style-name="P51">Acrobatic Feats</text:p>
                    </text:list-item>
                    <text:list-item>
                      <text:p text:style-name="P51">Ankle Biter</text:p>
                    </text:list-item>
                    <text:list-item>
                      <text:p text:style-name="P51">Expert Climber I</text:p>
                    </text:list-item>
                    <text:list-item>
                      <text:p text:style-name="P51">Giant <text:span text:style-name="T35">Block</text:span></text:p>
                    </text:list-item>
                    <text:list-item>
                      <text:p text:style-name="P51">Hit Points +2</text:p>
                    </text:list-item>
                    <text:list-item>
                      <text:p text:style-name="P51">Iron Grip</text:p>
                    </text:list-item>
                    <text:list-item>
                      <text:p text:style-name="P51">Resist Knockdown(1)</text:p>
                      <text:p text:style-name="P107"/>
                    </text:list-item>
                  </text:list>
                </table:table-cell>
                <table:table-cell table:style-name="Table53.A1" office:value-type="string">
                  <text:list xml:id="list102407811109194" text:continue-numbering="true" text:style-name="WWNum2">
                    <text:list-item>
                      <text:p text:style-name="P51">Break Fall I</text:p>
                    </text:list-item>
                    <text:list-item>
                      <text:p text:style-name="P51">Expert Climber II</text:p>
                    </text:list-item>
                    <text:list-item>
                      <text:p text:style-name="P51">Eye Seeker(10)</text:p>
                    </text:list-item>
                    <text:list-item>
                      <text:p text:style-name="P51">Great Throw I</text:p>
                    </text:list-item>
                    <text:list-item>
                      <text:p text:style-name="P51">Hit Points +2</text:p>
                    </text:list-item>
                    <text:list-item>
                      <text:p text:style-name="P51">No Hands</text:p>
                    </text:list-item>
                    <text:list-item>
                      <text:p text:style-name="P51">Resist Knockdown(2)</text:p>
                    </text:list-item>
                    <text:list-item>
                      <text:p text:style-name="P51">Tough Save (Reflex/Skill)</text:p>
                    </text:list-item>
                    <text:list-item>
                      <text:p text:style-name="P51">Tough SOB</text:p>
                    </text:list-item>
                  </text:list>
                  <text:p text:style-name="P30"/>
                  <text:p text:style-name="P7"/>
                </table:table-cell>
                <table:table-cell table:style-name="Table53.A1" office:value-type="string">
                  <text:list xml:id="list102409429077530" text:continue-numbering="true" text:style-name="WWNum2">
                    <text:list-item>
                      <text:p text:style-name="P51">Eye Seeker(8)</text:p>
                    </text:list-item>
                    <text:list-item>
                      <text:p text:style-name="P51">Great Throw II</text:p>
                    </text:list-item>
                    <text:list-item>
                      <text:p text:style-name="P51">Hit Points +2</text:p>
                    </text:list-item>
                    <text:list-item>
                      <text:p text:style-name="P51">Mounted Fury</text:p>
                    </text:list-item>
                    <text:list-item>
                      <text:p text:style-name="P51">Resist Knockdown(3)</text:p>
                      <text:p text:style-name="P107"/>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02408567701842" text:continue-numbering="true" text:style-name="WWNum2">
                    <text:list-item>
                      <text:p text:style-name="P51">Armored Athlete</text:p>
                    </text:list-item>
                    <text:list-item>
                      <text:p text:style-name="P51">Armsman I</text:p>
                    </text:list-item>
                    <text:list-item>
                      <text:p text:style-name="P51">Avoid Death Blow(3)</text:p>
                    </text:list-item>
                    <text:list-item>
                      <text:p text:style-name="P51">Bonus Block(1)</text:p>
                    </text:list-item>
                    <text:list-item>
                      <text:p text:style-name="P51">Crowd Favorite</text:p>
                    </text:list-item>
                    <text:list-item>
                      <text:p text:style-name="P51">Greedy</text:p>
                    </text:list-item>
                    <text:list-item>
                      <text:p text:style-name="P51"><text:soft-page-break/>Hit Points +2</text:p>
                    </text:list-item>
                    <text:list-item>
                      <text:p text:style-name="P51">Net Proficiency*</text:p>
                    </text:list-item>
                    <text:list-item>
                      <text:p text:style-name="P51">Prone Fighting</text:p>
                    </text:list-item>
                    <text:list-item>
                      <text:p text:style-name="P51">Shield Bash</text:p>
                    </text:list-item>
                  </text:list>
                </table:table-cell>
                <table:table-cell table:style-name="Table22.A1" office:value-type="string">
                  <text:list xml:id="list102407743285868" text:continue-numbering="true" text:style-name="WWNum2">
                    <text:list-item>
                      <text:p text:style-name="P51">Armsman II</text:p>
                    </text:list-item>
                    <text:list-item>
                      <text:p text:style-name="P51">Avoid Death Blow(5)</text:p>
                    </text:list-item>
                    <text:list-item>
                      <text:p text:style-name="P51">Entangler(11)*</text:p>
                    </text:list-item>
                    <text:list-item>
                      <text:p text:style-name="P51">Fearsome Display</text:p>
                    </text:list-item>
                    <text:list-item>
                      <text:p text:style-name="P51">Hit Points +2</text:p>
                    </text:list-item>
                    <text:list-item>
                      <text:p text:style-name="P51">Piercing Blow(2)</text:p>
                    </text:list-item>
                  </text:list>
                  <text:p text:style-name="P30"/>
                  <text:p text:style-name="P7"/>
                </table:table-cell>
                <table:table-cell table:style-name="Table22.A1" office:value-type="string">
                  <text:list xml:id="list102409615557704" text:continue-numbering="true" text:style-name="WWNum2">
                    <text:list-item>
                      <text:p text:style-name="P51">Avoid Death Blow(7)</text:p>
                    </text:list-item>
                    <text:list-item>
                      <text:p text:style-name="P51">Bonus Block(2)</text:p>
                    </text:list-item>
                    <text:list-item>
                      <text:p text:style-name="P51">Entangler(10)</text:p>
                    </text:list-item>
                    <text:list-item>
                      <text:p text:style-name="P51">Follow Me II*</text:p>
                    </text:list-item>
                    <text:list-item>
                      <text:p text:style-name="P51">Hit Points +2</text:p>
                    </text:list-item>
                    <text:list-item>
                      <text:p text:style-name="P51">Piercing Blow(4)</text:p>
                    </text:list-item>
                    <text:list-item>
                      <text:p text:style-name="P51">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02409637082025" text:continue-numbering="true" text:style-name="WWNum2">
                    <text:list-item>
                      <text:p text:style-name="P51">Get Inside</text:p>
                    </text:list-item>
                    <text:list-item>
                      <text:p text:style-name="P51">Iron Grip</text:p>
                    </text:list-item>
                    <text:list-item>
                      <text:p text:style-name="P51">Oiled Up</text:p>
                    </text:list-item>
                    <text:list-item>
                      <text:p text:style-name="P51">Prone Fighting</text:p>
                    </text:list-item>
                    <text:list-item>
                      <text:p text:style-name="P51">Reversal</text:p>
                    </text:list-item>
                    <text:list-item>
                      <text:p text:style-name="P51">Shift grip</text:p>
                    </text:list-item>
                    <text:list-item>
                      <text:p text:style-name="P45">Wrestling Moves(11)</text:p>
                    </text:list-item>
                  </text:list>
                </table:table-cell>
                <table:table-cell table:style-name="Table24.A1" office:value-type="string">
                  <text:list xml:id="list102408300124261" text:continue-numbering="true" text:style-name="WWNum2">
                    <text:list-item>
                      <text:p text:style-name="P51">Arm Bar</text:p>
                    </text:list-item>
                    <text:list-item>
                      <text:p text:style-name="P51">Break Fall I</text:p>
                    </text:list-item>
                    <text:list-item>
                      <text:p text:style-name="P51">Fireman's Carry I</text:p>
                    </text:list-item>
                    <text:list-item>
                      <text:p text:style-name="P51">Furious Wrestling(2)</text:p>
                    </text:list-item>
                    <text:list-item>
                      <text:p text:style-name="P51">Hammer Down</text:p>
                    </text:list-item>
                    <text:list-item>
                      <text:p text:style-name="P51">Sacrifice Throw</text:p>
                    </text:list-item>
                    <text:list-item>
                      <text:p text:style-name="P51">Wrestling Moves(9)</text:p>
                    </text:list-item>
                  </text:list>
                  <text:p text:style-name="P35"/>
                  <text:p text:style-name="P30"/>
                  <text:p text:style-name="P7"/>
                </table:table-cell>
                <table:table-cell table:style-name="Table24.A1" office:value-type="string">
                  <text:list xml:id="list102408739505130" text:continue-numbering="true" text:style-name="WWNum2">
                    <text:list-item>
                      <text:p text:style-name="P51">Fireman's Carry II</text:p>
                    </text:list-item>
                    <text:list-item>
                      <text:p text:style-name="P51">Furious Wrestling(3)</text:p>
                    </text:list-item>
                    <text:list-item>
                      <text:p text:style-name="P51">Human Shield</text:p>
                    </text:list-item>
                    <text:list-item>
                      <text:p text:style-name="P51">Neck Snap</text:p>
                    </text:list-item>
                    <text:list-item>
                      <text:p text:style-name="P51">Wrestling Moves(8)</text:p>
                    </text:list-item>
                  </text:list>
                  <text:p text:style-name="P35"/>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02407941162512" text:continue-numbering="true" text:style-name="WWNum2">
                    <text:list-item>
                      <text:p text:style-name="P51">Armsman I</text:p>
                    </text:list-item>
                    <text:list-item>
                      <text:p text:style-name="P51">Great Throw I</text:p>
                    </text:list-item>
                    <text:list-item>
                      <text:p text:style-name="P51">Impale(11)*</text:p>
                    </text:list-item>
                    <text:list-item>
                      <text:p text:style-name="P51">Improved Charge</text:p>
                    </text:list-item>
                    <text:list-item>
                      <text:p text:style-name="P51">Offensive Stance</text:p>
                    </text:list-item>
                    <text:list-item>
                      <text:p text:style-name="P51">Piercer(2)</text:p>
                    </text:list-item>
                    <text:list-item>
                      <text:p text:style-name="P51">Set Spear I</text:p>
                    </text:list-item>
                  </text:list>
                </table:table-cell>
                <table:table-cell table:style-name="Table26.A1" office:value-type="string">
                  <text:list xml:id="list102407883531813" text:continue-numbering="true" text:style-name="WWNum2">
                    <text:list-item>
                      <text:p text:style-name="P51">Armsman II</text:p>
                    </text:list-item>
                    <text:list-item>
                      <text:p text:style-name="P51">Great Throw II</text:p>
                    </text:list-item>
                    <text:list-item>
                      <text:p text:style-name="P51">Impale(9)</text:p>
                    </text:list-item>
                    <text:list-item>
                      <text:p text:style-name="P51">Improved Charge II</text:p>
                    </text:list-item>
                    <text:list-item>
                      <text:p text:style-name="P51">Keep Away</text:p>
                    </text:list-item>
                    <text:list-item>
                      <text:p text:style-name="P51">Mobility(1)</text:p>
                    </text:list-item>
                    <text:list-item>
                      <text:p text:style-name="P51">Piercer(3)</text:p>
                    </text:list-item>
                    <text:list-item>
                      <text:p text:style-name="P51">Pin I*</text:p>
                    </text:list-item>
                    <text:list-item>
                      <text:p text:style-name="P51">Reach(1)</text:p>
                    </text:list-item>
                    <text:list-item>
                      <text:p text:style-name="P51">Set Spear II</text:p>
                    </text:list-item>
                    <text:list-item>
                      <text:p text:style-name="P51">Skewer</text:p>
                    </text:list-item>
                  </text:list>
                  <text:p text:style-name="P30"/>
                  <text:p text:style-name="P7"/>
                </table:table-cell>
                <table:table-cell table:style-name="Table26.A1" office:value-type="string">
                  <text:list xml:id="list102408859013218" text:continue-numbering="true" text:style-name="WWNum2">
                    <text:list-item>
                      <text:p text:style-name="P51">Impale(7)</text:p>
                    </text:list-item>
                    <text:list-item>
                      <text:p text:style-name="P51">Mobility(2)</text:p>
                    </text:list-item>
                    <text:list-item>
                      <text:p text:style-name="P51">Piercer(4)</text:p>
                    </text:list-item>
                    <text:list-item>
                      <text:p text:style-name="P51">Pin II*</text:p>
                    </text:list-item>
                    <text:list-item>
                      <text:p text:style-name="P51">Reach(2)</text:p>
                    </text:list-item>
                    <text:list-item>
                      <text:p text:style-name="P51">Skewer II</text:p>
                    </text:list-item>
                  </text:list>
                </table:table-cell>
              </table:table-row>
            </table:table>
            <text:p text:style-name="P7"/>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02409361685174" text:continue-numbering="true" text:style-name="WWNum2">
                    <text:list-item>
                      <text:p text:style-name="P54"><text:span text:style-name="T28">Battle Caster</text:span> I</text:p>
                    </text:list-item>
                    <text:list-item>
                      <text:p text:style-name="P51">Cautious Fighter</text:p>
                    </text:list-item>
                    <text:list-item>
                      <text:p text:style-name="P51">Mana(1)</text:p>
                    </text:list-item>
                    <text:list-item>
                      <text:p text:style-name="P51">Hardened Skin</text:p>
                    </text:list-item>
                    <text:list-item>
                      <text:p text:style-name="P51">Improved Give Ground I</text:p>
                    </text:list-item>
                    <text:list-item>
                      <text:p text:style-name="P51">Press</text:p>
                      <text:p text:style-name="P107"/>
                    </text:list-item>
                  </text:list>
                  <text:p text:style-name="P30"/>
                </table:table-cell>
                <table:table-cell table:style-name="Table28.A1" office:value-type="string">
                  <text:list xml:id="list102408127973339" text:continue-numbering="true" text:style-name="WWNum2">
                    <text:list-item>
                      <text:p text:style-name="P54"><text:span text:style-name="T28">Battle Caster</text:span> I<text:span text:style-name="T28">I</text:span></text:p>
                    </text:list-item>
                    <text:list-item>
                      <text:p text:style-name="P51">Blink Block I</text:p>
                    </text:list-item>
                    <text:list-item>
                      <text:p text:style-name="P51">Bonus Block(1)</text:p>
                    </text:list-item>
                    <text:list-item>
                      <text:p text:style-name="P51">Mana(2)</text:p>
                    </text:list-item>
                    <text:list-item>
                      <text:p text:style-name="P51">Spell Blocker I</text:p>
                    </text:list-item>
                    <text:list-item>
                      <text:p text:style-name="P51">Staff Touch</text:p>
                    </text:list-item>
                    <text:list-item>
                      <text:p text:style-name="P51">Stored Spell(1)</text:p>
                      <text:p text:style-name="P107"/>
                    </text:list-item>
                  </text:list>
                  <text:p text:style-name="P30"/>
                  <text:p text:style-name="P7"/>
                </table:table-cell>
                <table:table-cell table:style-name="Table28.A1" office:value-type="string">
                  <text:list xml:id="list102408771721118" text:continue-numbering="true" text:style-name="WWNum2">
                    <text:list-item>
                      <text:p text:style-name="P51">Blink Block II</text:p>
                    </text:list-item>
                    <text:list-item>
                      <text:p text:style-name="P51">Improved Give Ground II</text:p>
                    </text:list-item>
                    <text:list-item>
                      <text:p text:style-name="P51">Mana(3)</text:p>
                    </text:list-item>
                    <text:list-item>
                      <text:p text:style-name="P51">Spell Blocker II</text:p>
                    </text:list-item>
                    <text:list-item>
                      <text:p text:style-name="P51">Staff Slam</text:p>
                    </text:list-item>
                    <text:list-item>
                      <text:p text:style-name="P51">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text:soft-page-break/></text:p>
      <table:table table:name="Table29" table:style-name="Table29">
        <table:table-column table:style-name="Table29.A"/>
        <table:table-row>
          <table:table-cell table:style-name="Table29.A1" office:value-type="string">
            <text:p text:style-name="P41">Master Alchemist</text:p>
          </table:table-cell>
        </table:table-row>
        <table:table-row>
          <table:table-cell table:style-name="Table29.A1" office:value-type="string">
            <text:p text:style-name="P43"><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41">Talents:</text:p>
            <table:table table:name="Table30" table:style-name="Table30">
              <table:table-column table:style-name="Table30.A" table:number-columns-repeated="2"/>
              <table:table-column table:style-name="Table30.C"/>
              <table:table-row>
                <table:table-cell table:style-name="Table30.A1" office:value-type="string">
                  <text:p text:style-name="P41">Level 1</text:p>
                </table:table-cell>
                <table:table-cell table:style-name="Table30.A1" office:value-type="string">
                  <text:p text:style-name="P41">Level 5</text:p>
                </table:table-cell>
                <table:table-cell table:style-name="Table30.A1" office:value-type="string">
                  <text:p text:style-name="P41">Level 9</text:p>
                </table:table-cell>
              </table:table-row>
              <table:table-row>
                <table:table-cell table:style-name="Table30.A1" office:value-type="string">
                  <text:list xml:id="list619023916" text:style-name="L1">
                    <text:list-item>
                      <text:p text:style-name="P49">Alchemy Apprentice</text:p>
                    </text:list-item>
                    <text:list-item>
                      <text:p text:style-name="P103">Blaster</text:p>
                    </text:list-item>
                    <text:list-item>
                      <text:p text:style-name="P103">Custom Spell Slot(1)</text:p>
                    </text:list-item>
                    <text:list-item>
                      <text:p text:style-name="P103">Furious Alchemy</text:p>
                    </text:list-item>
                    <text:list-item>
                      <text:p text:style-name="P103">Glass Master I</text:p>
                    </text:list-item>
                    <text:list-item>
                      <text:p text:style-name="P103">One True Science</text:p>
                    </text:list-item>
                    <text:list-item>
                      <text:p text:style-name="P103">Self-Immunity I</text:p>
                    </text:list-item>
                    <text:list-item>
                      <text:p text:style-name="P103">Strong Arm I</text:p>
                    </text:list-item>
                    <text:list-item>
                      <text:p text:style-name="P103">Tenacious Alchemy(1)</text:p>
                    </text:list-item>
                  </text:list>
                </table:table-cell>
                <table:table-cell table:style-name="Table30.A1" office:value-type="string">
                  <text:list xml:id="list102408558072796" text:continue-numbering="true" text:style-name="L1">
                    <text:list-item>
                      <text:p text:style-name="P103">Custom Spell Slot(5)</text:p>
                    </text:list-item>
                    <text:list-item>
                      <text:p text:style-name="P103">Field Work I</text:p>
                    </text:list-item>
                    <text:list-item>
                      <text:p text:style-name="P103">Frugal Alchemist</text:p>
                    </text:list-item>
                    <text:list-item>
                      <text:p text:style-name="P103">Gatherer I</text:p>
                    </text:list-item>
                    <text:list-item>
                      <text:p text:style-name="P103">Glass Master II</text:p>
                    </text:list-item>
                    <text:list-item>
                      <text:p text:style-name="P103">Mix Master</text:p>
                    </text:list-item>
                    <text:list-item>
                      <text:p text:style-name="P103">Quick Cork</text:p>
                    </text:list-item>
                    <text:list-item>
                      <text:p text:style-name="P103">Recycler I</text:p>
                    </text:list-item>
                    <text:list-item>
                      <text:p text:style-name="P103">Strong Arm II</text:p>
                    </text:list-item>
                  </text:list>
                  <text:p text:style-name="P33"/>
                  <text:p text:style-name="P42"/>
                </table:table-cell>
                <table:table-cell table:style-name="Table30.A1" office:value-type="string">
                  <text:list xml:id="list102408420860921" text:continue-numbering="true" text:style-name="L1">
                    <text:list-item>
                      <text:p text:style-name="P103">Custom Spell Slot(9)</text:p>
                    </text:list-item>
                    <text:list-item>
                      <text:p text:style-name="P103">Field Work II</text:p>
                    </text:list-item>
                    <text:list-item>
                      <text:p text:style-name="P103">Gatherer II</text:p>
                    </text:list-item>
                    <text:list-item>
                      <text:p text:style-name="P103">Recycler II</text:p>
                    </text:list-item>
                    <text:list-item>
                      <text:p text:style-name="P103">Self-Immunity II</text:p>
                    </text:list-item>
                    <text:list-item>
                      <text:p text:style-name="P103">Tenacious Alchemy(2)</text:p>
                    </text:list-item>
                  </text:list>
                </table:table-cell>
              </table:table-row>
            </table:table>
            <text:p text:style-name="P42"/>
          </table:table-cell>
        </table:table-row>
        <table:table-row>
          <table:table-cell table:style-name="Table29.A1" office:value-type="string">
            <text:p text:style-name="P41">Notes:</text:p>
            <text:p text:style-name="P41"/>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41">Master Artificer</text:p>
          </table:table-cell>
        </table:table-row>
        <table:table-row>
          <table:table-cell table:style-name="Table54.A1" office:value-type="string">
            <text:p text:style-name="P43"><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41">Talents:</text:p>
            <table:table table:name="Table55" table:style-name="Table55">
              <table:table-column table:style-name="Table55.A" table:number-columns-repeated="2"/>
              <table:table-column table:style-name="Table55.C"/>
              <table:table-row>
                <table:table-cell table:style-name="Table55.A1" office:value-type="string">
                  <text:p text:style-name="P41">Level 1</text:p>
                </table:table-cell>
                <table:table-cell table:style-name="Table55.A1" office:value-type="string">
                  <text:p text:style-name="P41">Level 5</text:p>
                </table:table-cell>
                <table:table-cell table:style-name="Table55.A1" office:value-type="string">
                  <text:p text:style-name="P41">Level 9</text:p>
                </table:table-cell>
              </table:table-row>
              <table:table-row>
                <table:table-cell table:style-name="Table55.A1" office:value-type="string">
                  <text:list xml:id="list102409448189588" text:continue-numbering="true" text:style-name="L1">
                    <text:list-item>
                      <text:p text:style-name="P103">Artificer's Eye</text:p>
                    </text:list-item>
                    <text:list-item>
                      <text:p text:style-name="P103">Flash of Insight</text:p>
                    </text:list-item>
                    <text:list-item>
                      <text:p text:style-name="P103">Fool Artifact I</text:p>
                    </text:list-item>
                    <text:list-item>
                      <text:p text:style-name="P103">Item Charger</text:p>
                    </text:list-item>
                    <text:list-item>
                      <text:p text:style-name="P103">Quick Artificer(2)</text:p>
                    </text:list-item>
                    <text:list-item>
                      <text:p text:style-name="P103">Resist Artifact(2)</text:p>
                    </text:list-item>
                  </text:list>
                  <text:p text:style-name="P39"/>
                </table:table-cell>
                <table:table-cell table:style-name="Table55.A1" office:value-type="string">
                  <text:list xml:id="list102408037439280" text:continue-numbering="true" text:style-name="L1">
                    <text:list-item>
                      <text:p text:style-name="P103">Artifact Whisperer</text:p>
                    </text:list-item>
                    <text:list-item>
                      <text:p text:style-name="P103">Curse Sniffer</text:p>
                    </text:list-item>
                    <text:list-item>
                      <text:p text:style-name="P103">Imbue Artifact (14)</text:p>
                    </text:list-item>
                    <text:list-item>
                      <text:p text:style-name="P103">Quick Artificer(4)</text:p>
                    </text:list-item>
                    <text:list-item>
                      <text:p text:style-name="P103">Resist Artifact(4)</text:p>
                    </text:list-item>
                    <text:list-item>
                      <text:p text:style-name="P103">Unlock Legendary Power I</text:p>
                    </text:list-item>
                    <text:list-item>
                      <text:p text:style-name="P103">Wand Master</text:p>
                    </text:list-item>
                  </text:list>
                  <text:p text:style-name="P33"/>
                  <text:p text:style-name="P42"/>
                </table:table-cell>
                <table:table-cell table:style-name="Table55.A1" office:value-type="string">
                  <text:list xml:id="list102408655476248" text:continue-numbering="true" text:style-name="L1">
                    <text:list-item>
                      <text:p text:style-name="P103">Destroy Artifact</text:p>
                    </text:list-item>
                    <text:list-item>
                      <text:p text:style-name="P103">Fool Artifact II</text:p>
                    </text:list-item>
                    <text:list-item>
                      <text:p text:style-name="P103">Imbue Artifact(18)</text:p>
                    </text:list-item>
                    <text:list-item>
                      <text:p text:style-name="P103">Magic Sniffer</text:p>
                    </text:list-item>
                    <text:list-item>
                      <text:p text:style-name="P103">Quick Artificer(6)</text:p>
                    </text:list-item>
                    <text:list-item>
                      <text:p text:style-name="P103">Resist Artifact(6)</text:p>
                    </text:list-item>
                    <text:list-item>
                      <text:p text:style-name="P103">Unlock Legendary Power II</text:p>
                    </text:list-item>
                  </text:list>
                </table:table-cell>
              </table:table-row>
            </table:table>
            <text:p text:style-name="P42"/>
          </table:table-cell>
        </table:table-row>
        <table:table-row>
          <table:table-cell table:style-name="Table54.A1" office:value-type="string">
            <text:p text:style-name="P41">Notes:</text:p>
            <text:p text:style-name="P41"/>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46">Aspiring Singer</text:p>
                    </text:list-item>
                    <text:list-item>
                      <text:p text:style-name="P51">Custom Spell Slot(1)</text:p>
                    </text:list-item>
                    <text:list-item>
                      <text:p text:style-name="P51">Furious Voice(1)</text:p>
                    </text:list-item>
                    <text:list-item>
                      <text:p text:style-name="P51">Improved Voice I</text:p>
                    </text:list-item>
                    <text:list-item>
                      <text:p text:style-name="P51">Loud Chants I</text:p>
                    </text:list-item>
                    <text:list-item>
                      <text:p text:style-name="P51">Mana(1)</text:p>
                    </text:list-item>
                    <text:list-item>
                      <text:p text:style-name="P51">Tenacious Cast(1)</text:p>
                    </text:list-item>
                  </text:list>
                  <text:p text:style-name="P30"/>
                </table:table-cell>
                <table:table-cell table:style-name="Table32.A1" office:value-type="string">
                  <text:list xml:id="list102408372381740" text:continue-numbering="true" text:style-name="WWNum2">
                    <text:list-item>
                      <text:p text:style-name="P51">Custom Spell Slot(5)</text:p>
                    </text:list-item>
                    <text:list-item>
                      <text:p text:style-name="P51">Improved Voice II</text:p>
                    </text:list-item>
                    <text:list-item>
                      <text:p text:style-name="P51">Loud Chants II</text:p>
                    </text:list-item>
                    <text:list-item>
                      <text:p text:style-name="P51">Mana(2)</text:p>
                    </text:list-item>
                    <text:list-item>
                      <text:p text:style-name="P51">Merge Chants</text:p>
                    </text:list-item>
                    <text:list-item>
                      <text:p text:style-name="P51">Staccato</text:p>
                    </text:list-item>
                    <text:list-item>
                      <text:p text:style-name="P51">Unwavering Chant(1)</text:p>
                    </text:list-item>
                  </text:list>
                  <text:p text:style-name="P30"/>
                  <text:p text:style-name="P7"/>
                </table:table-cell>
                <table:table-cell table:style-name="Table32.A1" office:value-type="string">
                  <text:list xml:id="list102409460810122" text:continue-numbering="true" text:style-name="WWNum2">
                    <text:list-item>
                      <text:p text:style-name="P51">Custom Spell Slot(9)</text:p>
                    </text:list-item>
                    <text:list-item>
                      <text:p text:style-name="P51">Improved Voice III</text:p>
                    </text:list-item>
                    <text:list-item>
                      <text:p text:style-name="P51">Loud Chants III</text:p>
                    </text:list-item>
                    <text:list-item>
                      <text:p text:style-name="P51">Mana(3)</text:p>
                    </text:list-item>
                    <text:list-item>
                      <text:p text:style-name="P51">Tenacious Cast(2)</text:p>
                    </text:list-item>
                    <text:list-item>
                      <text:p text:style-name="P51">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able:table table:name="Table58" table:style-name="Table58">
        <table:table-column table:style-name="Table58.A"/>
        <table:table-row>
          <table:table-cell table:style-name="Table58.A1" office:value-type="string">
            <text:p text:style-name="P2">Master <text:span text:style-name="T27">Priest</text:span></text:p>
          </table:table-cell>
        </table:table-row>
        <table:table-row>
          <table:table-cell table:style-name="Table58.A1" office:value-type="string">
            <text:p text:style-name="P24"><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02408410506098" text:continue-numbering="true" text:style-name="WWNum2">
                    <text:list-item>
                      <text:p text:style-name="P47">Acolyte Priest</text:p>
                    </text:list-item>
                    <text:list-item>
                      <text:p text:style-name="P102">Battle Caster I</text:p>
                    </text:list-item>
                    <text:list-item>
                      <text:p text:style-name="P63">Custom Spell Slot(1)</text:p>
                    </text:list-item>
                    <text:list-item>
                      <text:p text:style-name="P64">Divine Favor(1)</text:p>
                    </text:list-item>
                  </text:list>
                  <text:p text:style-name="P28"/>
                </table:table-cell>
                <table:table-cell table:style-name="Table59.A1" office:value-type="string">
                  <text:list xml:id="list102409403689206" text:continue-numbering="true" text:style-name="WWNum2">
                    <text:list-item>
                      <text:p text:style-name="P63">Battle Caster II</text:p>
                    </text:list-item>
                    <text:list-item>
                      <text:p text:style-name="P63">Custom Spell Slot(5)</text:p>
                    </text:list-item>
                    <text:list-item>
                      <text:p text:style-name="P65">Divine Favor(2)</text:p>
                    </text:list-item>
                    <text:list-item>
                      <text:p text:style-name="P63">Petitioner</text:p>
                    </text:list-item>
                    <text:list-item>
                      <text:p text:style-name="P63">Secret Scrolls</text:p>
                      <text:p text:style-name="P55"><text:soft-page-break/></text:p>
                    </text:list-item>
                  </text:list>
                  <text:p text:style-name="P31"/>
                  <text:p text:style-name="P8"/>
                </table:table-cell>
                <table:table-cell table:style-name="Table59.A1" office:value-type="string">
                  <text:list xml:id="list102409797398021" text:continue-numbering="true" text:style-name="WWNum2">
                    <text:list-item>
                      <text:p text:style-name="P63">Custom Spell Slot(9)</text:p>
                    </text:list-item>
                    <text:list-item>
                      <text:p text:style-name="P64">Divine Favor(3)</text:p>
                    </text:list-item>
                  </text:list>
                  <text:p text:style-name="P36"/>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24"/>
      <text:p text:style-name="Standard"/>
      <table:table table:name="Table33" table:style-name="Table33">
        <table:table-column table:style-name="Table33.A"/>
        <table:table-row>
          <table:table-cell table:style-name="Table33.A1" office:value-type="string">
            <text:p text:style-name="P1">Master S<text:span text:style-name="T25">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02409740492933" text:continue-numbering="true" text:style-name="WWNum2">
                    <text:list-item>
                      <text:p text:style-name="P66">Accurate Caster</text:p>
                    </text:list-item>
                    <text:list-item>
                      <text:p text:style-name="P66">Custom Spell Slot(1)</text:p>
                    </text:list-item>
                    <text:list-item>
                      <text:p text:style-name="P56">Furious Cast(1)</text:p>
                    </text:list-item>
                    <text:list-item>
                      <text:p text:style-name="P51">Mana(1)</text:p>
                    </text:list-item>
                    <text:list-item>
                      <text:p text:style-name="P51">Tenacious Cast(1)</text:p>
                    </text:list-item>
                    <text:list-item>
                      <text:p text:style-name="P50">Sorcery Apprentice</text:p>
                    </text:list-item>
                    <text:list-item>
                      <text:p text:style-name="P67">Step and Cast</text:p>
                    </text:list-item>
                  </text:list>
                  <text:p text:style-name="P27"/>
                </table:table-cell>
                <table:table-cell table:style-name="Table34.A1" office:value-type="string">
                  <text:list xml:id="list102408660353161" text:continue-numbering="true" text:style-name="WWNum2">
                    <text:list-item>
                      <text:p text:style-name="P67">Blood for magic</text:p>
                    </text:list-item>
                    <text:list-item>
                      <text:p text:style-name="P68">Counter Spell I</text:p>
                    </text:list-item>
                    <text:list-item>
                      <text:p text:style-name="P66">Custom Spell Slot(5)</text:p>
                    </text:list-item>
                    <text:list-item>
                      <text:p text:style-name="P51">Mana(2)</text:p>
                    </text:list-item>
                    <text:list-item>
                      <text:p text:style-name="P67">Quick Cast</text:p>
                    </text:list-item>
                    <text:list-item>
                      <text:p text:style-name="P66">Stored Spell(1)</text:p>
                    </text:list-item>
                    <text:list-item>
                      <text:p text:style-name="P69">Triggered Spell(1)</text:p>
                      <text:p text:style-name="P51"/>
                    </text:list-item>
                  </text:list>
                  <text:p text:style-name="P30"/>
                  <text:p text:style-name="P7"/>
                </table:table-cell>
                <table:table-cell table:style-name="Table34.A1" office:value-type="string">
                  <text:list xml:id="list102408812195198" text:continue-numbering="true" text:style-name="WWNum2">
                    <text:list-item>
                      <text:p text:style-name="P68">Counter Spell II</text:p>
                    </text:list-item>
                    <text:list-item>
                      <text:p text:style-name="P66">Custom Spell Slot(9)</text:p>
                    </text:list-item>
                    <text:list-item>
                      <text:p text:style-name="P67">Fast cast(12)</text:p>
                    </text:list-item>
                    <text:list-item>
                      <text:p text:style-name="P51">Furious Cast(2)</text:p>
                    </text:list-item>
                    <text:list-item>
                      <text:p text:style-name="P51">Mana(3)</text:p>
                    </text:list-item>
                    <text:list-item>
                      <text:p text:style-name="P66">Stored Spell(2)</text:p>
                    </text:list-item>
                    <text:list-item>
                      <text:p text:style-name="P51">Tenacious Cast(2)</text:p>
                    </text:list-item>
                    <text:list-item>
                      <text:p text:style-name="P70">Triggered Spell(2)</text:p>
                    </text:list-item>
                  </text:list>
                  <text:p text:style-name="P35"/>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02408764375552" text:continue-numbering="true" text:style-name="WWNum2">
                    <text:list-item>
                      <text:p text:style-name="P51">Armsman I</text:p>
                    </text:list-item>
                    <text:list-item>
                      <text:p text:style-name="P51">Hit Points +2</text:p>
                    </text:list-item>
                    <text:list-item>
                      <text:p text:style-name="P51">Improved Charge I</text:p>
                    </text:list-item>
                    <text:list-item>
                      <text:p text:style-name="P51">Knockdown Blow(2)</text:p>
                    </text:list-item>
                    <text:list-item>
                      <text:p text:style-name="P51">Offensive Stance</text:p>
                    </text:list-item>
                    <text:list-item>
                      <text:p text:style-name="P51">Press</text:p>
                    </text:list-item>
                    <text:list-item>
                      <text:p text:style-name="P51">Wade In</text:p>
                    </text:list-item>
                  </text:list>
                </table:table-cell>
                <table:table-cell table:style-name="Table36.A1" office:value-type="string">
                  <text:list xml:id="list102408959219739" text:continue-numbering="true" text:style-name="WWNum2">
                    <text:list-item>
                      <text:p text:style-name="P51">Armsman II</text:p>
                    </text:list-item>
                    <text:list-item>
                      <text:p text:style-name="P51">Hammer Down</text:p>
                    </text:list-item>
                    <text:list-item>
                      <text:p text:style-name="P51">Hit Points +2</text:p>
                    </text:list-item>
                    <text:list-item>
                      <text:p text:style-name="P51">Improved Charge II</text:p>
                    </text:list-item>
                    <text:list-item>
                      <text:p text:style-name="P51">Knockdown Blow(4)</text:p>
                    </text:list-item>
                    <text:list-item>
                      <text:p text:style-name="P51">Reinforced</text:p>
                    </text:list-item>
                    <text:list-item>
                      <text:p text:style-name="P51">Stunning Blow(2)</text:p>
                    </text:list-item>
                    <text:list-item>
                      <text:p text:style-name="P51">Sweep I</text:p>
                    </text:list-item>
                  </text:list>
                  <text:p text:style-name="P30"/>
                  <text:p text:style-name="P7"/>
                </table:table-cell>
                <table:table-cell table:style-name="Table36.A1" office:value-type="string">
                  <text:list xml:id="list102408569136391" text:continue-numbering="true" text:style-name="WWNum2">
                    <text:list-item>
                      <text:p text:style-name="P51">Hit Points +2</text:p>
                    </text:list-item>
                    <text:list-item>
                      <text:p text:style-name="P51">Knockdown Blow(5)</text:p>
                    </text:list-item>
                    <text:list-item>
                      <text:p text:style-name="P51">Overhand Swing</text:p>
                    </text:list-item>
                    <text:list-item>
                      <text:p text:style-name="P51">Stunning Blow(3)</text:p>
                    </text:list-item>
                    <text:list-item>
                      <text:p text:style-name="P51">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02407947683551" text:continue-numbering="true" text:style-name="WWNum2">
                    <text:list-item>
                      <text:p text:style-name="P51">Bonus Block(1)</text:p>
                    </text:list-item>
                    <text:list-item>
                      <text:p text:style-name="P51">Defensive Stance</text:p>
                    </text:list-item>
                    <text:list-item>
                      <text:p text:style-name="P51">Improved Charge</text:p>
                    </text:list-item>
                    <text:list-item>
                      <text:p text:style-name="P51">Improved Give Ground I</text:p>
                    </text:list-item>
                    <text:list-item>
                      <text:p text:style-name="P51">Offensive Stance</text:p>
                    </text:list-item>
                    <text:list-item>
                      <text:p text:style-name="P51">Pack Fighter</text:p>
                    </text:list-item>
                    <text:list-item>
                      <text:p text:style-name="P51">Phalanx</text:p>
                    </text:list-item>
                  </text:list>
                  <text:p text:style-name="P7"/>
                </table:table-cell>
                <table:table-cell table:style-name="Table38.A1" office:value-type="string">
                  <text:list xml:id="list102408569855372" text:continue-numbering="true" text:style-name="WWNum2">
                    <text:list-item>
                      <text:p text:style-name="P51">Bonus Block(2)</text:p>
                    </text:list-item>
                    <text:list-item>
                      <text:p text:style-name="P51">Hold the Line</text:p>
                    </text:list-item>
                    <text:list-item>
                      <text:p text:style-name="P51">Improved Give Ground II</text:p>
                    </text:list-item>
                    <text:list-item>
                      <text:p text:style-name="P51">Into The Breach I</text:p>
                    </text:list-item>
                    <text:list-item>
                      <text:p text:style-name="P51">Shift The Line</text:p>
                    </text:list-item>
                    <text:list-item>
                      <text:p text:style-name="P51">Zone of Control I</text:p>
                    </text:list-item>
                  </text:list>
                  <text:p text:style-name="P30"/>
                  <text:p text:style-name="P7"/>
                </table:table-cell>
                <table:table-cell table:style-name="Table38.A1" office:value-type="string">
                  <text:list xml:id="list102409604466110" text:continue-numbering="true" text:style-name="WWNum2">
                    <text:list-item>
                      <text:p text:style-name="P51">Into The Breach II</text:p>
                    </text:list-item>
                    <text:list-item>
                      <text:p text:style-name="P51">Keep Fighting</text:p>
                    </text:list-item>
                    <text:list-item>
                      <text:p text:style-name="P51">Volley Fire</text:p>
                    </text:list-item>
                    <text:list-item>
                      <text:p text:style-name="P51">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text:soft-page-break/>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02408017125838" text:continue-numbering="true" text:style-name="WWNum2">
                    <text:list-item>
                      <text:p text:style-name="P51">Defensive Stance</text:p>
                    </text:list-item>
                    <text:list-item>
                      <text:p text:style-name="P51">Fast Fists(12)</text:p>
                    </text:list-item>
                    <text:list-item>
                      <text:p text:style-name="P51">Fist To A Sword Fight</text:p>
                    </text:list-item>
                    <text:list-item>
                      <text:p text:style-name="P51">Furious Fists</text:p>
                    </text:list-item>
                    <text:list-item>
                      <text:p text:style-name="P51">Get Inside</text:p>
                    </text:list-item>
                    <text:list-item>
                      <text:p text:style-name="P51">Hardened Skin</text:p>
                    </text:list-item>
                    <text:list-item>
                      <text:p text:style-name="P51">Offensive Stance</text:p>
                    </text:list-item>
                    <text:list-item>
                      <text:p text:style-name="P51">Pugilist I</text:p>
                    </text:list-item>
                    <text:list-item>
                      <text:p text:style-name="P51">Stand Ground</text:p>
                    </text:list-item>
                    <text:list-item>
                      <text:p text:style-name="P51">Wade In</text:p>
                    </text:list-item>
                  </text:list>
                </table:table-cell>
                <table:table-cell table:style-name="Table40.A1" office:value-type="string">
                  <text:list xml:id="list102408386631892" text:continue-numbering="true" text:style-name="WWNum2">
                    <text:list-item>
                      <text:p text:style-name="P51">Disarm(11)</text:p>
                    </text:list-item>
                    <text:list-item>
                      <text:p text:style-name="P51">Dodge(1)</text:p>
                    </text:list-item>
                    <text:list-item>
                      <text:p text:style-name="P51">Fast Fists(10)</text:p>
                    </text:list-item>
                    <text:list-item>
                      <text:p text:style-name="P51">Fearsome Display</text:p>
                    </text:list-item>
                    <text:list-item>
                      <text:p text:style-name="P51">Hit Points +2</text:p>
                    </text:list-item>
                    <text:list-item>
                      <text:p text:style-name="P51">Pugilist II</text:p>
                    </text:list-item>
                    <text:list-item>
                      <text:p text:style-name="P51">Resist Daze/Stun(2)</text:p>
                    </text:list-item>
                    <text:list-item>
                      <text:p text:style-name="P51">Striker(1)</text:p>
                    </text:list-item>
                    <text:list-item>
                      <text:p text:style-name="P51">Stunning Blow(2)</text:p>
                    </text:list-item>
                  </text:list>
                  <text:p text:style-name="P35"/>
                  <text:p text:style-name="P30"/>
                  <text:p text:style-name="P7"/>
                </table:table-cell>
                <table:table-cell table:style-name="Table40.A1" office:value-type="string">
                  <text:list xml:id="list102408075240660" text:continue-numbering="true" text:style-name="WWNum2">
                    <text:list-item>
                      <text:p text:style-name="P51">Bonus Dodge(1)</text:p>
                    </text:list-item>
                    <text:list-item>
                      <text:p text:style-name="P51">Disarm(10)</text:p>
                    </text:list-item>
                    <text:list-item>
                      <text:p text:style-name="P51">Dodge(2)</text:p>
                    </text:list-item>
                    <text:list-item>
                      <text:p text:style-name="P51">Fast Fists(9)</text:p>
                    </text:list-item>
                    <text:list-item>
                      <text:p text:style-name="P51">Hit Points +2</text:p>
                    </text:list-item>
                    <text:list-item>
                      <text:p text:style-name="P51">Pugilist III</text:p>
                    </text:list-item>
                    <text:list-item>
                      <text:p text:style-name="P51">Resist Daze/Stun(4)</text:p>
                    </text:list-item>
                    <text:list-item>
                      <text:p text:style-name="P51">Striker(2)</text:p>
                    </text:list-item>
                    <text:list-item>
                      <text:p text:style-name="P51">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02409352900037" text:continue-numbering="true" text:style-name="WWNum2">
                    <text:list-item>
                      <text:p text:style-name="P51">Fight with Wild Abandon</text:p>
                    </text:list-item>
                    <text:list-item>
                      <text:p text:style-name="P51">Grim Countenance</text:p>
                    </text:list-item>
                    <text:list-item>
                      <text:p text:style-name="P51">Offensive Stance</text:p>
                    </text:list-item>
                    <text:list-item>
                      <text:p text:style-name="P51">Rage(1)</text:p>
                    </text:list-item>
                    <text:list-item>
                      <text:p text:style-name="P51">Resist Imm/Prone/Slow(2)</text:p>
                    </text:list-item>
                    <text:list-item>
                      <text:p text:style-name="P51">Retribution(12)</text:p>
                    </text:list-item>
                    <text:list-item>
                      <text:p text:style-name="P51">Revenant(11)</text:p>
                    </text:list-item>
                    <text:list-item>
                      <text:p text:style-name="P51">Sweep I</text:p>
                    </text:list-item>
                    <text:list-item>
                      <text:p text:style-name="P51">Wade In</text:p>
                    </text:list-item>
                  </text:list>
                </table:table-cell>
                <table:table-cell table:style-name="Table57.A1" office:value-type="string">
                  <text:list xml:id="list102409446890772" text:continue-numbering="true" text:style-name="WWNum2">
                    <text:list-item>
                      <text:p text:style-name="P51">Angry Shouts</text:p>
                    </text:list-item>
                    <text:list-item>
                      <text:p text:style-name="P51">Rage(2)</text:p>
                    </text:list-item>
                    <text:list-item>
                      <text:p text:style-name="P51">Resist Imm/Prone/Slow(4)</text:p>
                    </text:list-item>
                    <text:list-item>
                      <text:p text:style-name="P51">Retribution(11)</text:p>
                    </text:list-item>
                    <text:list-item>
                      <text:p text:style-name="P51">Revenant(10)</text:p>
                    </text:list-item>
                    <text:list-item>
                      <text:p text:style-name="P51">See Red(12)</text:p>
                    </text:list-item>
                    <text:list-item>
                      <text:p text:style-name="P51">Strong Strike(3)</text:p>
                    </text:list-item>
                    <text:list-item>
                      <text:p text:style-name="P51">Sweep II</text:p>
                    </text:list-item>
                  </text:list>
                  <text:p text:style-name="P35"/>
                  <text:p text:style-name="P30"/>
                  <text:p text:style-name="P7"/>
                </table:table-cell>
                <table:table-cell table:style-name="Table57.A1" office:value-type="string">
                  <text:list xml:id="list102408476522271" text:continue-numbering="true" text:style-name="WWNum2">
                    <text:list-item>
                      <text:p text:style-name="P51">Grit Teeth</text:p>
                    </text:list-item>
                    <text:list-item>
                      <text:p text:style-name="P51">Rage(3)</text:p>
                    </text:list-item>
                    <text:list-item>
                      <text:p text:style-name="P51">Retribution(10)</text:p>
                    </text:list-item>
                    <text:list-item>
                      <text:p text:style-name="P51">Revenant(8)</text:p>
                    </text:list-item>
                    <text:list-item>
                      <text:p text:style-name="P51">See Red(11)</text:p>
                    </text:list-item>
                    <text:list-item>
                      <text:p text:style-name="P51">Strong Strike(5)</text:p>
                    </text:list-item>
                    <text:list-item>
                      <text:p text:style-name="P51">Sweep III</text:p>
                    </text:list-item>
                  </text:list>
                </table:table-cell>
              </table:table-row>
            </table:table>
            <text:p text:style-name="P7"/>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02407976046212" text:continue-numbering="true" text:style-name="WWNum2">
                    <text:list-item>
                      <text:p text:style-name="P51">Break Fall I</text:p>
                    </text:list-item>
                    <text:list-item>
                      <text:p text:style-name="P51">Improved Disengage I</text:p>
                    </text:list-item>
                    <text:list-item>
                      <text:p text:style-name="P51">Lone Wolf</text:p>
                    </text:list-item>
                    <text:list-item>
                      <text:p text:style-name="P51">Mobility(1)</text:p>
                    </text:list-item>
                    <text:list-item>
                      <text:p text:style-name="P51">Overland Traveler</text:p>
                    </text:list-item>
                    <text:list-item>
                      <text:p text:style-name="P51">Rough Runner</text:p>
                    </text:list-item>
                    <text:list-item>
                      <text:p text:style-name="P51">Terrain Affinity</text:p>
                      <text:p text:style-name="P107"/>
                    </text:list-item>
                  </text:list>
                </table:table-cell>
                <table:table-cell table:style-name="Table51.A1" office:value-type="string">
                  <text:list xml:id="list102407950289503" text:continue-numbering="true" text:style-name="WWNum2">
                    <text:list-item>
                      <text:p text:style-name="P51">Expert Camper I</text:p>
                    </text:list-item>
                    <text:list-item>
                      <text:p text:style-name="P51">Expert Climber I</text:p>
                    </text:list-item>
                    <text:list-item>
                      <text:p text:style-name="P51">Expert Swimmer I</text:p>
                    </text:list-item>
                    <text:list-item>
                      <text:p text:style-name="P51">Happy Camper</text:p>
                    </text:list-item>
                    <text:list-item>
                      <text:p text:style-name="P51">Improved Disengage II</text:p>
                    </text:list-item>
                    <text:list-item>
                      <text:p text:style-name="P51">Mobility(2)</text:p>
                    </text:list-item>
                    <text:list-item>
                      <text:p text:style-name="P51">Unseen Passage</text:p>
                      <text:p text:style-name="P107"/>
                    </text:list-item>
                  </text:list>
                  <text:p text:style-name="P35"/>
                  <text:p text:style-name="P30"/>
                  <text:p text:style-name="P7"/>
                </table:table-cell>
                <table:table-cell table:style-name="Table51.A1" office:value-type="string">
                  <text:list xml:id="list102409363295373" text:continue-numbering="true" text:style-name="WWNum2">
                    <text:list-item>
                      <text:p text:style-name="P51">Expert Camper II</text:p>
                    </text:list-item>
                    <text:list-item>
                      <text:p text:style-name="P51">Expert Climber II</text:p>
                    </text:list-item>
                    <text:list-item>
                      <text:p text:style-name="P51">Expert Swimmer II</text:p>
                    </text:list-item>
                    <text:list-item>
                      <text:p text:style-name="P51">Improved Disengage III</text:p>
                    </text:list-item>
                    <text:list-item>
                      <text:p text:style-name="P51">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02408183713529" text:continue-numbering="true" text:style-name="WWNum2">
                    <text:list-item>
                      <text:p text:style-name="P51">Bonus Block(1)</text:p>
                    </text:list-item>
                    <text:list-item>
                      <text:p text:style-name="P51">Cautious Fighter</text:p>
                    </text:list-item>
                    <text:list-item>
                      <text:p text:style-name="P51">Fast Staff(12)</text:p>
                    </text:list-item>
                    <text:list-item>
                      <text:p text:style-name="P51">Knockdown Blow(2)</text:p>
                    </text:list-item>
                    <text:list-item>
                      <text:p text:style-name="P51"><text:soft-page-break/>Press</text:p>
                    </text:list-item>
                    <text:list-item>
                      <text:p text:style-name="P51">Sweep I</text:p>
                    </text:list-item>
                    <text:list-item>
                      <text:p text:style-name="P51">Wade In</text:p>
                      <text:p text:style-name="P107"/>
                    </text:list-item>
                  </text:list>
                </table:table-cell>
                <table:table-cell table:style-name="Table42.A1" office:value-type="string">
                  <text:list xml:id="list102409294763190" text:continue-numbering="true" text:style-name="WWNum2">
                    <text:list-item>
                      <text:p text:style-name="P51">Fast Staff(11)</text:p>
                    </text:list-item>
                    <text:list-item>
                      <text:p text:style-name="P51">Knockdown Blow(4)</text:p>
                    </text:list-item>
                    <text:list-item>
                      <text:p text:style-name="P51">Missile Deflection</text:p>
                    </text:list-item>
                    <text:list-item>
                      <text:p text:style-name="P51">Stunning Blow(2)</text:p>
                    </text:list-item>
                    <text:list-item>
                      <text:p text:style-name="P51">Sweep II</text:p>
                    </text:list-item>
                    <text:list-item>
                      <text:p text:style-name="P51">Tripper</text:p>
                    </text:list-item>
                    <text:list-item>
                      <text:p text:style-name="P51">Zone Of Control I</text:p>
                    </text:list-item>
                  </text:list>
                  <text:p text:style-name="P35"/>
                  <text:p text:style-name="P30"/>
                  <text:p text:style-name="P7"/>
                </table:table-cell>
                <table:table-cell table:style-name="Table42.A1" office:value-type="string">
                  <text:list xml:id="list102408514972480" text:continue-numbering="true" text:style-name="WWNum2">
                    <text:list-item>
                      <text:p text:style-name="P51">Bonus Block(2)</text:p>
                    </text:list-item>
                    <text:list-item>
                      <text:p text:style-name="P51">Fast Staff(10)</text:p>
                    </text:list-item>
                    <text:list-item>
                      <text:p text:style-name="P51">Knockdown Blow(5)</text:p>
                    </text:list-item>
                    <text:list-item>
                      <text:p text:style-name="P51">Reach(1)</text:p>
                    </text:list-item>
                    <text:list-item>
                      <text:p text:style-name="P51">Stunning Blow(3)</text:p>
                    </text:list-item>
                    <text:list-item>
                      <text:p text:style-name="P51">Sweep III</text:p>
                    </text:list-item>
                    <text:list-item>
                      <text:p text:style-name="P51">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02408448344803" text:continue-numbering="true" text:style-name="WWNum2">
                    <text:list-item>
                      <text:p text:style-name="P51">Armsman I</text:p>
                    </text:list-item>
                    <text:list-item>
                      <text:p text:style-name="P51">Cautious Fighter</text:p>
                    </text:list-item>
                    <text:list-item>
                      <text:p text:style-name="P51">Defensive Stance</text:p>
                    </text:list-item>
                    <text:list-item>
                      <text:p text:style-name="P51">Fast Draw</text:p>
                    </text:list-item>
                    <text:list-item>
                      <text:p text:style-name="P51">Press</text:p>
                    </text:list-item>
                    <text:list-item>
                      <text:p text:style-name="P51">Offensive Stance</text:p>
                    </text:list-item>
                    <text:list-item>
                      <text:p text:style-name="P51">Thrust(2)</text:p>
                      <text:p text:style-name="P107"/>
                    </text:list-item>
                  </text:list>
                </table:table-cell>
                <table:table-cell table:style-name="Table49.A1" office:value-type="string">
                  <text:list xml:id="list102408438573220" text:continue-numbering="true" text:style-name="WWNum2">
                    <text:list-item>
                      <text:p text:style-name="P51">Armsman II</text:p>
                    </text:list-item>
                    <text:list-item>
                      <text:p text:style-name="P51">Bonus Block(1)</text:p>
                    </text:list-item>
                    <text:list-item>
                      <text:p text:style-name="P51">Disarm(12)</text:p>
                    </text:list-item>
                    <text:list-item>
                      <text:p text:style-name="P51">Hit Points +2</text:p>
                    </text:list-item>
                    <text:list-item>
                      <text:p text:style-name="P51">Mobility(1)</text:p>
                    </text:list-item>
                    <text:list-item>
                      <text:p text:style-name="P51">Second Wind I</text:p>
                    </text:list-item>
                    <text:list-item>
                      <text:p text:style-name="P51">Thrust(4)</text:p>
                    </text:list-item>
                    <text:list-item>
                      <text:p text:style-name="P51">Zone Of Control I</text:p>
                    </text:list-item>
                  </text:list>
                  <text:p text:style-name="P35"/>
                  <text:p text:style-name="P30"/>
                  <text:p text:style-name="P7"/>
                </table:table-cell>
                <table:table-cell table:style-name="Table49.A1" office:value-type="string">
                  <text:list xml:id="list102407976103825" text:continue-numbering="true" text:style-name="WWNum2">
                    <text:list-item>
                      <text:p text:style-name="P51">Bonus Block(2)</text:p>
                    </text:list-item>
                    <text:list-item>
                      <text:p text:style-name="P51">Disarm(11)</text:p>
                    </text:list-item>
                    <text:list-item>
                      <text:p text:style-name="P51">Hit Point +2</text:p>
                    </text:list-item>
                    <text:list-item>
                      <text:p text:style-name="P51">Mobility(2)</text:p>
                    </text:list-item>
                    <text:list-item>
                      <text:p text:style-name="P51">Second Wind II</text:p>
                    </text:list-item>
                    <text:list-item>
                      <text:p text:style-name="P51">Thrust(5)</text:p>
                    </text:list-item>
                    <text:list-item>
                      <text:p text:style-name="P51">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02409472563839" text:continue-numbering="true" text:style-name="WWNum2">
                    <text:list-item>
                      <text:p text:style-name="P51">Bleeder(2)</text:p>
                    </text:list-item>
                    <text:list-item>
                      <text:p text:style-name="P51">Catch Thrown(10)</text:p>
                    </text:list-item>
                    <text:list-item>
                      <text:p text:style-name="P51">Fast Draw*</text:p>
                    </text:list-item>
                    <text:list-item>
                      <text:p text:style-name="P51">Fast Thrown(12)</text:p>
                    </text:list-item>
                    <text:list-item>
                      <text:p text:style-name="P51">Hidden Compartments</text:p>
                    </text:list-item>
                    <text:list-item>
                      <text:p text:style-name="P51">Increase Throwing Range I</text:p>
                    </text:list-item>
                  </text:list>
                </table:table-cell>
                <table:table-cell table:style-name="Table47.A1" office:value-type="string">
                  <text:list xml:id="list102408346906423" text:continue-numbering="true" text:style-name="WWNum2">
                    <text:list-item>
                      <text:p text:style-name="P51">Bleeder(3)</text:p>
                    </text:list-item>
                    <text:list-item>
                      <text:p text:style-name="P51">Catch Thrown(9)</text:p>
                    </text:list-item>
                    <text:list-item>
                      <text:p text:style-name="P51">Double Shot*</text:p>
                    </text:list-item>
                    <text:list-item>
                      <text:p text:style-name="P51">Fast Thrown(11)</text:p>
                    </text:list-item>
                    <text:list-item>
                      <text:p text:style-name="P51">Increase Throwing Range II</text:p>
                    </text:list-item>
                    <text:list-item>
                      <text:p text:style-name="P51">Piercer(1)</text:p>
                    </text:list-item>
                    <text:list-item>
                      <text:p text:style-name="P51">Quick Aim**</text:p>
                    </text:list-item>
                  </text:list>
                  <text:p text:style-name="P35"/>
                  <text:p text:style-name="P30"/>
                  <text:p text:style-name="P7"/>
                </table:table-cell>
                <table:table-cell table:style-name="Table47.A1" office:value-type="string">
                  <text:list xml:id="list102409534887760" text:continue-numbering="true" text:style-name="WWNum2">
                    <text:list-item>
                      <text:p text:style-name="P51">Bleeder(4)</text:p>
                    </text:list-item>
                    <text:list-item>
                      <text:p text:style-name="P51">Catch Thrown, Arrow(8)</text:p>
                    </text:list-item>
                    <text:list-item>
                      <text:p text:style-name="P51">Fast Thrown(10)</text:p>
                    </text:list-item>
                    <text:list-item>
                      <text:p text:style-name="P51">Hit And Run</text:p>
                    </text:list-item>
                    <text:list-item>
                      <text:p text:style-name="P51">Piercer(2)</text:p>
                    </text:list-item>
                    <text:list-item>
                      <text:p text:style-name="P51">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589090630" text:style-name="L2">
              <text:list-item>
                <text:p text:style-name="P113">Leap over low obstacles as a free action (DL 8-12)</text:p>
              </text:list-item>
              <text:list-item>
                <text:p text:style-name="P113">Vault high obstacles using a pole (DL 12-16)</text:p>
              </text:list-item>
              <text:list-item>
                <text:p text:style-name="P113">Walk a tightrope at a speed of 2 hexes/round (DL 12)</text:p>
              </text:list-item>
              <text:list-item>
                <text:p text:style-name="P113">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35">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35">You can have one additional spirit in your stable before taking penalties to your spirit calling rolls</text:p>
          </table:table-cell>
        </table:table-row>
        <table:table-row>
          <table:table-cell table:style-name="Table43.A4" office:value-type="string">
            <text:p text:style-name="P7">Anatomic Precision</text:p>
          </table:table-cell>
          <table:table-cell table:style-name="Table43.A4" office:value-type="string">
            <text:list xml:id="list927797004" text:style-name="WWNum21">
              <text:list-item>
                <text:p text:style-name="P71">Your attacks with light weapons do +1 damage</text:p>
              </text:list-item>
              <text:list-item>
                <text:p text:style-name="P71">Your attacks with light weapons get +1 to wound rolls</text:p>
              </text:list-item>
            </text:list>
          </table:table-cell>
        </table:table-row>
        <table:table-row>
          <table:table-cell table:style-name="Table43.A1" office:value-type="string">
            <text:p text:style-name="P7">Angry Shouts</text:p>
          </table:table-cell>
          <table:table-cell table:style-name="Table43.A1" office:value-type="string">
            <text:list xml:id="list991216371" text:style-name="WWNum23">
              <text:list-header>
                <text:p text:style-name="P108">You gain +1 to your voice skill when shouting. In addition, all your shouts have +2 <text:soft-page-break/>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102409778759170" text:continue-numbering="true" text:style-name="WWNum23">
              <text:list-item>
                <text:p text:style-name="P72">Your animal companion gets +1 to hit</text:p>
              </text:list-item>
              <text:list-item>
                <text:p text:style-name="P72">Your animal companion gets an additional +1 to hit</text:p>
              </text:list-item>
              <text:list-item>
                <text:p text:style-name="P72">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102409156386234" text:continue-numbering="true" text:style-name="WWNum23">
              <text:list-item>
                <text:p text:style-name="P72">Your animal companion gets +1 AV, or 2 AV, whichever is better</text:p>
              </text:list-item>
              <text:list-item>
                <text:p text:style-name="P72">Your animal companion gets an additional +1 AV</text:p>
              </text:list-item>
              <text:list-item>
                <text:p text:style-name="P72">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1872940275" text:style-name="WWNum22">
              <text:list-item>
                <text:p text:style-name="P73">Combat</text:p>
                <text:list>
                  <text:list-item>
                    <text:p text:style-name="P104"><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104"><text:span text:style-name="Default_20_Paragraph_20_Font"><text:span text:style-name="T4">Lion </text:span></text:span><text:span text:style-name="Default_20_Paragraph_20_Font"><text:span text:style-name="T21">–</text:span></text:span><text:span text:style-name="Default_20_Paragraph_20_Font"><text:span text:style-name="T4"> Slightly higher attack and defense</text:span></text:span></text:p>
                  </text:list-item>
                  <text:list-item>
                    <text:p text:style-name="P104"><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73">Scout</text:p>
                <text:list>
                  <text:list-item>
                    <text:p text:style-name="P104"><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104"><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104"><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73">Tanky</text:p>
                <text:list>
                  <text:list-item>
                    <text:p text:style-name="P104"><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104"><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104"><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3526951034" text:style-name="WWNum24">
              <text:list-item>
                <text:p text:style-name="P74">Your animal companion gets +1 to all his defense skills</text:p>
              </text:list-item>
              <text:list-item>
                <text:p text:style-name="P74">Your animal companion gets an additional +1 to all his defense skills</text:p>
              </text:list-item>
              <text:list-item>
                <text:p text:style-name="P74">Your animal companion gets an additional +1 to all his defense skills and Auto Defend(12)</text:p>
              </text:list-item>
            </text:list>
          </table:table-cell>
        </table:table-row>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2919103525" text:style-name="WWNum14">
              <text:list-item>
                <text:p text:style-name="P75">You can wield, and do full damage with, a weapon with a leverage die 1 step higher than your Muscle die</text:p>
              </text:list-item>
              <text:list-item>
                <text:p text:style-name="P75">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34">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102408493976602" text:continue-numbering="true" text:style-name="WWNum14">
              <text:list-header>
                <text:p text:style-name="P109">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1866871952" text:style-name="WWNum25">
              <text:list-item>
                <text:p text:style-name="P76">When you block in the same round you cast a spell, your penalty is only -1</text:p>
              </text:list-item>
              <text:list-item>
                <text:p text:style-name="P76">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114">Spend an inspiration, take a ½ move and attack any enemy adjacent to your path at -2 to hit</text:p>
              </text:list-item>
              <text:list-item>
                <text:p text:style-name="P115">Your blade rush is now a full move</text:p>
              </text:list-item>
            </text:list>
          </table:table-cell>
        </table:table-row>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ext:soft-page-break/>
        <table:table-row>
          <table:table-cell table:style-name="Table43.A4" office:value-type="string">
            <text:p text:style-name="P7">Blink Block</text:p>
          </table:table-cell>
          <table:table-cell table:style-name="Table43.A4" office:value-type="string">
            <text:list xml:id="list102409391446537" text:continue-numbering="true" text:style-name="WWNum24">
              <text:list-item>
                <text:p text:style-name="P74">When you successfully block, you can spend an inspiration to immediately move 1 hex</text:p>
              </text:list-item>
              <text:list-item>
                <text:p text:style-name="P74">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102407916641551" text:continue-numbering="true" text:style-name="WWNum24">
              <text:list-item>
                <text:p text:style-name="P74">You take ½ damage from falls</text:p>
              </text:list-item>
              <text:list-item>
                <text:p text:style-name="P74">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7">Cleave</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1" office:value-type="string">
            <text:p text:style-name="P7">Companion Return</text:p>
          </table:table-cell>
          <table:table-cell table:style-name="Table43.A1"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102409334074466" text:continue-numbering="true" text:style-name="WWNum24">
              <text:list-item>
                <text:p text:style-name="P74">You can consume a familiar, immediately giving you 1d3 spell levels and 1d6 hit points</text:p>
              </text:list-item>
              <text:list-item>
                <text:p text:style-name="P74">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1794747708" text:style-name="L3">
              <text:list-item>
                <text:p text:style-name="P116">When a spell is cast on you, or someone adjacent to you, you can spend an inspiration to give the target Resist Magic(1)</text:p>
              </text:list-item>
              <text:list-item>
                <text:p text:style-name="P116">You can counter spell on any targets within 10 hexes of you</text:p>
              </text:list-item>
            </text:list>
          </table:table-cell>
        </table:table-row>
        <table:table-row>
          <table:table-cell table:style-name="Table43.A1" office:value-type="string">
            <text:p text:style-name="P11">Crippling Strike(x)</text:p>
          </table:table-cell>
          <table:table-cell table:style-name="Table43.A1"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able:table-row>
          <table:table-cell table:style-name="Table43.A1" office:value-type="string">
            <text:p text:style-name="P7">Dodge (x)</text:p>
          </table:table-cell>
          <table:table-cell table:style-name="Table43.A1" office:value-type="string">
            <text:p text:style-name="P7">+1 Dodge per level</text:p>
          </table:table-cell>
        </table:table-row>
        <table:table-row>
          <table:table-cell table:style-name="Table43.A1" office:value-type="string">
            <text:p text:style-name="P7">Don’t You Die <text:soft-page-break/>On Me</text:p>
          </table:table-cell>
          <table:table-cell table:style-name="Table43.A1" office:value-type="string">
            <text:p text:style-name="P7">By spending a round over a fallen ally’s body, you can spend 1 inspiration to revive <text:soft-page-break/>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18">Expert Camper</text:p>
          </table:table-cell>
          <table:table-cell table:style-name="Table43.A1" office:value-type="string">
            <text:list xml:id="list1467468980" text:style-name="WWNum29">
              <text:list-item>
                <text:p text:style-name="P88">You get a +1 to camping checks and give your group 1 extra camp action</text:p>
              </text:list-item>
              <text:list-item>
                <text:p text:style-name="P88">You get a +2 to camping checks and give your group 2 extra camp actions</text:p>
              </text:list-item>
            </text:list>
          </table:table-cell>
        </table:table-row>
        <table:table-row>
          <table:table-cell table:style-name="Table43.A4" office:value-type="string">
            <text:p text:style-name="P18">Expert Climber</text:p>
          </table:table-cell>
          <table:table-cell table:style-name="Table43.A4" office:value-type="string">
            <text:list xml:id="list102408172786097" text:continue-numbering="true" text:style-name="WWNum29">
              <text:list-item>
                <text:p text:style-name="P88">You get a +1 to climb checks and can climb 2 hexes/round faster</text:p>
              </text:list-item>
              <text:list-item>
                <text:p text:style-name="P88">You get a +2 to climb checks and can climb 4 hexes/round faster</text:p>
              </text:list-item>
            </text:list>
          </table:table-cell>
        </table:table-row>
        <table:table-row>
          <table:table-cell table:style-name="Table43.A4" office:value-type="string">
            <text:p text:style-name="P18">Expert Swimmer</text:p>
          </table:table-cell>
          <table:table-cell table:style-name="Table43.A4" office:value-type="string">
            <text:list xml:id="list102408285554472" text:continue-numbering="true" text:style-name="WWNum29">
              <text:list-item>
                <text:p text:style-name="P88">You get a +1 to swim checks, and can remain underwater 2x longer before losing hit points</text:p>
              </text:list-item>
              <text:list-item>
                <text:p text:style-name="P88">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able:table-row>
          <table:table-cell table:style-name="Table43.A1" office:value-type="string">
            <text:p text:style-name="P18">Favored Enemy</text:p>
          </table:table-cell>
          <table:table-cell table:style-name="Table43.A1" office:value-type="string">
            <text:p text:style-name="P18">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18">Fearsome Display</text:p>
          </table:table-cell>
          <table:table-cell table:style-name="Table43.A1" office:value-type="string">
            <text:p text:style-name="P18">If you have time before a battle to stare down your opponent, spending an inspiration to give him a -1 to hit and damage when battling you</text:p>
          </table:table-cell>
        </table:table-row>
        <table:table-row>
          <table:table-cell table:style-name="Table43.A1" office:value-type="string">
            <text:p text:style-name="P18">Field Work</text:p>
          </table:table-cell>
          <table:table-cell table:style-name="Table43.A1" office:value-type="string">
            <text:list xml:id="list102407926130406" text:continue-numbering="true" text:style-name="WWNum29">
              <text:list-item>
                <text:p text:style-name="P88">You can create potions in the field (with a kit) at a -2 casting penalty</text:p>
              </text:list-item>
              <text:list-item>
                <text:p text:style-name="P88">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18">Fireman's Carry</text:p>
          </table:table-cell>
          <table:table-cell table:style-name="Table43.A4" office:value-type="string">
            <text:list xml:id="list1060072227" text:style-name="WWNum27">
              <text:list-item>
                <text:p text:style-name="P89">You can move at ½ speed with a grappled opponent</text:p>
              </text:list-item>
              <text:list-item>
                <text:p text:style-name="P89">You can move at full speed with a grappled opponent</text:p>
              </text:list-item>
            </text:list>
          </table:table-cell>
        </table:table-row>
        <table:table-row>
          <table:table-cell table:style-name="Table43.A4" office:value-type="string">
            <text:p text:style-name="P18">Fists To A Sword Fight</text:p>
          </table:table-cell>
          <table:table-cell table:style-name="Table43.A4" office:value-type="string">
            <text:p text:style-name="P18">You can parry weapon attacks without penalty while unarmed</text:p>
          </table:table-cell>
        </table:table-row>
        <table:table-row>
          <table:table-cell table:style-name="Table43.A1" office:value-type="string">
            <text:p text:style-name="P18">Flanker (x)</text:p>
          </table:table-cell>
          <table:table-cell table:style-name="Table43.A1" office:value-type="string">
            <text:p text:style-name="P18">You get a +x bonus to damage when you attack from the flank/rear</text:p>
          </table:table-cell>
        </table:table-row>
        <table:table-row>
          <table:table-cell table:style-name="Table43.A4" office:value-type="string">
            <text:p text:style-name="P18">Flash of Insight</text:p>
          </table:table-cell>
          <table:table-cell table:style-name="Table43.A4" office:value-type="string">
            <text:p text:style-name="P18">When you first acquire an artifact, you gain an immediate item lore roll to start your project</text:p>
          </table:table-cell>
        </table:table-row>
        <table:table-row>
          <table:table-cell table:style-name="Table43.A1" office:value-type="string">
            <text:p text:style-name="P18">Follow Me</text:p>
          </table:table-cell>
          <table:table-cell table:style-name="Table43.A1" office:value-type="string">
            <text:list xml:id="list102408723107781" text:continue-numbering="true" text:style-name="WWNum27">
              <text:list-item>
                <text:p text:style-name="P89">When you give ground, you can move one adjacent ally with you</text:p>
              </text:list-item>
              <text:list-item>
                <text:p text:style-name="P89"><text:soft-page-break/>When you give ground, you can move up to three adjacent allies with you</text:p>
              </text:list-item>
            </text:list>
          </table:table-cell>
        </table:table-row>
        <table:table-row>
          <table:table-cell table:style-name="Table43.A4" office:value-type="string">
            <text:p text:style-name="P18">Fool Artifact</text:p>
          </table:table-cell>
          <table:table-cell table:style-name="Table43.A4" office:value-type="string">
            <text:list xml:id="list102408673076096" text:continue-numbering="true" text:style-name="WWNum27">
              <text:list-item>
                <text:p text:style-name="P89">Artifacts that have usage restrictions based on race, skills, character attributes, or worship can still be used by you</text:p>
              </text:list-item>
              <text:list-item>
                <text:p text:style-name="P89">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18">Frugal Alchemist</text:p>
          </table:table-cell>
          <table:table-cell table:style-name="Table43.A1" office:value-type="string">
            <text:p text:style-name="P18">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18">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3690201943" text:style-name="WWNum34">
              <text:list-item>
                <text:p text:style-name="P98">When gaining exotics, or herbs, you gain 1 more than you normally would</text:p>
              </text:list-item>
              <text:list-item>
                <text:p text:style-name="P98">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18">Glass Master</text:p>
          </table:table-cell>
          <table:table-cell table:style-name="Table43.A1" office:value-type="string">
            <text:list xml:id="list443097923" text:style-name="WWNum30">
              <text:list-item>
                <text:p text:style-name="P90">The chance of glass breaking is reduced to 1/12</text:p>
              </text:list-item>
              <text:list-item>
                <text:p text:style-name="P90">Your glass never breaks</text:p>
              </text:list-item>
            </text:list>
          </table:table-cell>
        </table:table-row>
        <table:table-row>
          <table:table-cell table:style-name="Table43.A1" office:value-type="string">
            <text:p text:style-name="P18">Great Throw</text:p>
          </table:table-cell>
          <table:table-cell table:style-name="Table43.A1" office:value-type="string">
            <text:list xml:id="list3717829212" text:style-name="WWNum35">
              <text:list-item>
                <text:p text:style-name="P91">You may throw great weapons using your regular attack skill. Weapons thrown in this fashion do Dmg(-1) + Mus(-1) damage and are -2 to hit</text:p>
              </text:list-item>
              <text:list-item>
                <text:p text:style-name="P91">Thrown great weapons do full damage and have no penalty to hit</text:p>
              </text:list-item>
            </text:list>
          </table:table-cell>
        </table:table-row>
        <table:table-row>
          <table:table-cell table:style-name="Table43.A1" office:value-type="string">
            <text:p text:style-name="P18">Greedy</text:p>
          </table:table-cell>
          <table:table-cell table:style-name="Table43.A1" office:value-type="string">
            <text:p text:style-name="P18">When negotiating a reward for completing a quest or mercenery contract, you get a +2 to Trade checks</text:p>
          </table:table-cell>
        </table:table-row>
        <table:table-row>
          <table:table-cell table:style-name="Table43.A4" office:value-type="string">
            <text:p text:style-name="P18">Greedy Disarm</text:p>
          </table:table-cell>
          <table:table-cell table:style-name="Table43.A4" office:value-type="string">
            <text:p text:style-name="P18">When you disarm an opponent you can take their weapon if you have a free hand</text:p>
          </table:table-cell>
        </table:table-row>
        <table:table-row>
          <table:table-cell table:style-name="Table43.A4" office:value-type="string">
            <text:p text:style-name="P18">Grim Countenance</text:p>
          </table:table-cell>
          <table:table-cell table:style-name="Table43.A4" office:value-type="string">
            <text:p text:style-name="P18">You gain 2 hit points. You also get a +2 to any social check where being intimidating would be helpful</text:p>
          </table:table-cell>
        </table:table-row>
        <table:table-row>
          <table:table-cell table:style-name="Table43.A4" office:value-type="string">
            <text:p text:style-name="P18">Grit Teeth</text:p>
          </table:table-cell>
          <table:table-cell table:style-name="Table43.A4" office:value-type="string">
            <text:p text:style-name="P18">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Artifact(x)</text:p>
          </table:table-cell>
          <table:table-cell table:style-name="Table43.A4" office:value-type="string">
            <text:p text:style-name="P7">You can cast a spell of DL x or less into an artifact with charges. Once imbued, you cannot cast this spell normally, but instead must cast it by burning a charge of the item. Items without charges cannot be imbued</text:p>
            <text:p text:style-name="P7"/>
            <text:p text:style-name="P7">Imbuing an artifact is a project that requires 15 task points, 500g, and relies on item lore and wit. Once the project is completed, the spell must be successfully cast. If failed, the entire project and all its associated costs must be paid again.</text:p>
            <text:p text:style-name="P7"/>
            <text:p text:style-name="P7">Imbuing can be used with divine invocation, <text:span text:style-name="T29">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3969097080" text:style-name="WWNum10">
              <text:list-item>
                <text:p text:style-name="P77">When you charge you take no penalty to hit</text:p>
              </text:list-item>
              <text:list-item>
                <text:p text:style-name="P77">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2110669217" text:style-name="WWNum9">
              <text:list-item>
                <text:p text:style-name="P78">When your opponents get a free attack because you disengage from melee, their attacks do not get a +2 bonus to hit</text:p>
              </text:list-item>
              <text:list-item>
                <text:p text:style-name="P78">When disengaging, you get +2 defense</text:p>
              </text:list-item>
              <text:list-item>
                <text:p text:style-name="P78">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102409810624852" text:continue-numbering="true" text:style-name="WWNum9">
              <text:list-item>
                <text:p text:style-name="P78">When you give ground, you may retreat 2 hexes</text:p>
              </text:list-item>
              <text:list-item>
                <text:p text:style-name="P78">When you give ground, you get +3 to defense</text:p>
              </text:list-item>
            </text:list>
          </table:table-cell>
        </table:table-row>
        <text:soft-page-break/>
        <table:table-row>
          <table:table-cell table:style-name="Table43.A1" office:value-type="string">
            <text:p text:style-name="P18">Improved Voice</text:p>
          </table:table-cell>
          <table:table-cell table:style-name="Table43.A1" office:value-type="string">
            <text:list xml:id="list102408275178853" text:continue-numbering="true" text:style-name="WWNum9">
              <text:list-item>
                <text:p text:style-name="P92">Your voice score is Power/2</text:p>
              </text:list-item>
              <text:list-item>
                <text:p text:style-name="P92">Your voice score increases to Power*(3/4)</text:p>
              </text:list-item>
              <text:list-item>
                <text:p text:style-name="P92">Your voice score is your Power</text:p>
              </text:list-item>
            </text:list>
          </table:table-cell>
        </table:table-row>
        <table:table-row>
          <table:table-cell table:style-name="Table43.A4" office:value-type="string">
            <text:p text:style-name="P18">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18">Increase Thrown Range</text:p>
          </table:table-cell>
          <table:table-cell table:style-name="Table43.A1" office:value-type="string">
            <text:list xml:id="list102409913925368" text:continue-numbering="true" text:style-name="WWNum9">
              <text:list-item>
                <text:p text:style-name="P92">Range bands with thrown weapons increase 50%</text:p>
              </text:list-item>
              <text:list-item>
                <text:p text:style-name="P92">Range bands with thrown weapons increase 100%</text:p>
              </text:list-item>
            </text:list>
          </table:table-cell>
        </table:table-row>
        <table:table-row>
          <table:table-cell table:style-name="Table43.A4" office:value-type="string">
            <text:p text:style-name="P18">Inscrutable</text:p>
          </table:table-cell>
          <table:table-cell table:style-name="Table43.A4" office:value-type="string">
            <text:p text:style-name="P18">Tactics rolls against you are at a -4 penalty</text:p>
          </table:table-cell>
        </table:table-row>
        <table:table-row>
          <table:table-cell table:style-name="Table43.A4" office:value-type="string">
            <text:p text:style-name="P23">Inspired Strike</text:p>
          </table:table-cell>
          <table:table-cell table:style-name="Table43.A4" office:value-type="string">
            <text:p text:style-name="P23">The first inspiration used to increase damage increases it by 1d3</text:p>
          </table:table-cell>
        </table:table-row>
        <table:table-row>
          <table:table-cell table:style-name="Table43.A1" office:value-type="string">
            <text:p text:style-name="P18">Into the Breach</text:p>
          </table:table-cell>
          <table:table-cell table:style-name="Table43.A1" office:value-type="string">
            <text:list xml:id="list102408669219462" text:continue-numbering="true" text:style-name="WWNum9">
              <text:list-item>
                <text:p text:style-name="P92">By spending one inspiration, you may move an adjacent ally with you as part of your action (max is your ½ move)</text:p>
              </text:list-item>
              <text:list-item>
                <text:p text:style-name="P92">You may move 2 adjacent allies with you</text:p>
              </text:list-item>
            </text:list>
          </table:table-cell>
        </table:table-row>
        <table:table-row>
          <table:table-cell table:style-name="Table43.A1" office:value-type="string">
            <text:p text:style-name="P18">Iron Bow</text:p>
          </table:table-cell>
          <table:table-cell table:style-name="Table43.A1" office:value-type="string">
            <text:p text:style-name="P18">Your bow skill becomes a melee defense starting at current skill level-1</text:p>
          </table:table-cell>
        </table:table-row>
        <table:table-row>
          <table:table-cell table:style-name="Table43.A4" office:value-type="string">
            <text:p text:style-name="P18">Iron Grip</text:p>
          </table:table-cell>
          <table:table-cell table:style-name="Table43.A4" office:value-type="string">
            <text:p text:style-name="P18">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18">Item Charger</text:p>
          </table:table-cell>
          <table:table-cell table:style-name="Table43.A4" office:value-type="string">
            <text:p text:style-name="P18">As a camp action, you can spend inspiration to replenish charges in your wands</text:p>
          </table:table-cell>
        </table:table-row>
        <table:table-row>
          <table:table-cell table:style-name="Table43.A1" office:value-type="string">
            <text:p text:style-name="P18">Keep Away</text:p>
          </table:table-cell>
          <table:table-cell table:style-name="Table43.A1" office:value-type="string">
            <text:p text:style-name="P18">When you interrupt an opponent that approaches you and you hit them, spend an inspiration to cancel the rest of their action</text:p>
          </table:table-cell>
        </table:table-row>
        <table:table-row>
          <table:table-cell table:style-name="Table43.A1" office:value-type="string">
            <text:p text:style-name="P18">Keep Fighting</text:p>
          </table:table-cell>
          <table:table-cell table:style-name="Table43.A1" office:value-type="string">
            <text:p text:style-name="P18">If you spend an inspiration, you can heal up to two adjacent allies for 1d6 hits</text:p>
          </table:table-cell>
        </table:table-row>
        <table:table-row>
          <table:table-cell table:style-name="Table43.A1" office:value-type="string">
            <text:p text:style-name="P18">Knockdown Blow(x)</text:p>
          </table:table-cell>
          <table:table-cell table:style-name="Table43.A1" office:value-type="string">
            <text:p text:style-name="P18">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18">Lightning Aim</text:p>
          </table:table-cell>
          <table:table-cell table:style-name="Table43.A1" office:value-type="string">
            <text:p text:style-name="P18">You may spend an inspiration to take an unaimed shot at the end of a full move</text:p>
          </table:table-cell>
        </table:table-row>
        <table:table-row>
          <table:table-cell table:style-name="Table43.A4" office:value-type="string">
            <text:p text:style-name="P18">Limb Taker</text:p>
          </table:table-cell>
          <table:table-cell table:style-name="Table43.A4" office:value-type="string">
            <text:p text:style-name="P18">You get +1 to the roll when you wound a limb</text:p>
          </table:table-cell>
        </table:table-row>
        <table:table-row>
          <table:table-cell table:style-name="Table43.A1" office:value-type="string">
            <text:p text:style-name="P18">Lone Wolf</text:p>
          </table:table-cell>
          <table:table-cell table:style-name="Table43.A1" office:value-type="string">
            <text:p text:style-name="P18">+1 to all rolls when acting alone (does not include NPC companions or familiars)</text:p>
          </table:table-cell>
        </table:table-row>
        <table:table-row>
          <table:table-cell table:style-name="Table43.A1" office:value-type="string">
            <text:p text:style-name="P18">Loud Chants</text:p>
          </table:table-cell>
          <table:table-cell table:style-name="Table43.A1" office:value-type="string">
            <text:list xml:id="list4003226252" text:style-name="WWNum37">
              <text:list-item>
                <text:p text:style-name="P93">Chants affect all allies or enemies within 15 hexes</text:p>
              </text:list-item>
              <text:list-item>
                <text:p text:style-name="P93">Chants affect all allies or enemies within 20 hexes</text:p>
              </text:list-item>
              <text:list-item>
                <text:p text:style-name="P93">Chants affect all allies or enemies within 100 hexes</text:p>
              </text:list-item>
            </text:list>
          </table:table-cell>
        </table:table-row>
        <table:table-row>
          <table:table-cell table:style-name="Table43.A1" office:value-type="string">
            <text:p text:style-name="P18">Lucky SOB</text:p>
          </table:table-cell>
          <table:table-cell table:style-name="Table43.A1" office:value-type="string">
            <text:list xml:id="list1204274950" text:style-name="WWNum18">
              <text:list-item>
                <text:p text:style-name="P94">The first inspiration you spend to reduce incoming damage reduces it by 1d4 (instead of 1 point)</text:p>
              </text:list-item>
              <text:list-item>
                <text:p text:style-name="P94">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1974773969" text:style-name="WWNum16">
              <text:list-item>
                <text:p text:style-name="P79">You can use your medical skill in place of your brawling skill to make an unarmed attack. If your attack hits a location with AV 3 or less, you do MUS+1d4 penetrating damage</text:p>
              </text:list-item>
              <text:list-item>
                <text:p text:style-name="P79">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ext:soft-page-break/>
        <table:table-row>
          <table:table-cell table:style-name="Table43.A1" office:value-type="string">
            <text:p text:style-name="P18">Overhand Swing</text:p>
          </table:table-cell>
          <table:table-cell table:style-name="Table43.A1" office:value-type="string">
            <text:p text:style-name="P18">You may spend an inspiration to subtract 2 from the hit location</text:p>
          </table:table-cell>
        </table:table-row>
        <table:table-row>
          <table:table-cell table:style-name="Table43.A1" office:value-type="string">
            <text:p text:style-name="P18">Overland Traveler</text:p>
          </table:table-cell>
          <table:table-cell table:style-name="Table43.A1" office:value-type="string">
            <text:p text:style-name="P18">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3026489911" text:style-name="WWNum17">
              <text:list-item>
                <text:p text:style-name="P80">You can use your medical skill to provide long-term care, taking 1 hour to give 2d4 healing</text:p>
              </text:list-item>
              <text:list-item>
                <text:p text:style-name="P80">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102407990130442" text:continue-numbering="true" text:style-name="WWNum17">
              <text:list-item>
                <text:p text:style-name="P80">When you get an impale, instead of impairing your enemy, you can immobilize him</text:p>
              </text:list-item>
              <text:list-item>
                <text:p text:style-name="P80">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3757555858" text:style-name="WWNum20">
              <text:list-item>
                <text:p text:style-name="P81">You get +1 to-hit and +1 damage when enemies are in the first range band</text:p>
              </text:list-item>
              <text:list-item>
                <text:p text:style-name="P81">You take no penalties attacking enemies adjacent to you</text:p>
              </text:list-item>
            </text:list>
          </table:table-cell>
        </table:table-row>
        <table:table-row>
          <table:table-cell table:style-name="Table43.A1" office:value-type="string">
            <text:p text:style-name="P7">Poisoner</text:p>
          </table:table-cell>
          <table:table-cell table:style-name="Table43.A1" office:value-type="string">
            <text:list xml:id="list102409956185686" text:continue-numbering="true" text:style-name="WWNum20">
              <text:list-item>
                <text:p text:style-name="P81">You may apply poison to your weapons</text:p>
              </text:list-item>
              <text:list-item>
                <text:p text:style-name="P81">Poisons you apply have a +2 to the save DL, and do +1 effect/die</text:p>
              </text:list-item>
              <text:list-item>
                <text:p text:style-name="P81">Poisons you apply have a +4 to the save DL, and do +2 effect/die</text:p>
              </text:list-item>
            </text:list>
          </table:table-cell>
        </table:table-row>
        <table:table-row>
          <table:table-cell table:style-name="Table43.A1" office:value-type="string">
            <text:p text:style-name="P7">Press</text:p>
          </table:table-cell>
          <table:table-cell table:style-name="Table43.A1"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526572435" text:style-name="WWNum33">
              <text:list-item>
                <text:p text:style-name="P82">Your fist leverage damage is 1d4+1 or +1 die step</text:p>
              </text:list-item>
              <text:list-item>
                <text:p text:style-name="P82">Your fist leverage damage is 1d6+1 or +2 die step</text:p>
              </text:list-item>
              <text:list-item>
                <text:p text:style-name="P82">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7">Quick Artificer (x)</text:p>
          </table:table-cell>
          <table:table-cell table:style-name="Table43.A4" office:value-type="string">
            <text:p text:style-name="P7">Your item lore projects benefit from +x to your wit rolls</text:p>
          </table:table-cell>
        </table:table-row>
        <table:table-row>
          <table:table-cell table:style-name="Table43.A4" office:value-type="string">
            <text:p text:style-name="P40">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102409486658879" text:continue-numbering="true" text:style-name="WWNum33">
              <text:list-item>
                <text:p text:style-name="P82">You can burn exotics to restore alchemy skill levels, gaining 1 for each exotic consumed</text:p>
              </text:list-item>
              <text:list-item>
                <text:p text:style-name="P82">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18">Rough Runner</text:p>
          </table:table-cell>
          <table:table-cell table:style-name="Table43.A1" office:value-type="string">
            <text:p text:style-name="P18">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2919794093" text:style-name="WWNum12">
              <text:list-item>
                <text:p text:style-name="P83">Once per fight, spend an inspiration and heal 1d6 hit points</text:p>
              </text:list-item>
              <text:list-item>
                <text:p text:style-name="P83">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102409447298138" text:continue-numbering="true" text:style-name="WWNum12">
              <text:list-header>
                <text:p text:style-name="P110">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102408146620562" text:continue-numbering="true" text:style-name="WWNum12">
              <text:list-header>
                <text:p text:style-name="P111">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7">Self-Immunity</text:p>
          </table:table-cell>
          <table:table-cell table:style-name="Table43.A1" office:value-type="string">
            <text:list xml:id="list3293399324" text:style-name="WWNum31">
              <text:list-item>
                <text:p text:style-name="P84">You are immune to your own poisons and gasses and get +2 to save against any <text:soft-page-break/>poison check</text:p>
              </text:list-item>
              <text:list-item>
                <text:p text:style-name="P84">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102408921898570" text:continue-numbering="true" text:style-name="WWNum31">
              <text:list-item>
                <text:p text:style-name="P117">You get no penalty when performing medical checks on yourself</text:p>
              </text:list-item>
              <text:list-item>
                <text:p text:style-name="P84">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352866230" text:style-name="WWNum36">
              <text:list-item>
                <text:p text:style-name="P85">You get a +1 to hit and +2 damage when you interrupt an opponent that charges you</text:p>
              </text:list-item>
              <text:list-item>
                <text:p text:style-name="P85">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4">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2370012246" text:style-name="WWNum11">
              <text:list-item>
                <text:p text:style-name="P86">Spend 1 inspiration to take a 1” move at any time (may be used once a combat round)</text:p>
              </text:list-item>
              <text:list-item>
                <text:p text:style-name="P105"><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19">Spell Blocker</text:p>
          </table:table-cell>
          <table:table-cell table:style-name="Table43.A1" office:value-type="string">
            <text:list xml:id="list3688521414" text:style-name="L4">
              <text:list-item>
                <text:p text:style-name="P119">You can use your staff or shield to block a spell directed at you. Your staff or shield is destroyed on 8/12. Magical items are destroyed on 1/12</text:p>
              </text:list-item>
              <text:list-item>
                <text:p text:style-name="P119">Your item is only destroyed on 2/12 and magical items are immune to </text:p>
              </text:list-item>
            </text:list>
          </table:table-cell>
        </table:table-row>
        <table:table-row>
          <table:table-cell table:style-name="Table43.A4" office:value-type="string">
            <text:p text:style-name="P18">Staccato</text:p>
          </table:table-cell>
          <table:table-cell table:style-name="Table43.A4" office:value-type="string">
            <text:p text:style-name="P18">By spending one inspiration, you can shout while maintaining a chant</text:p>
          </table:table-cell>
        </table:table-row>
        <table:table-row>
          <table:table-cell table:style-name="Table43.A4" office:value-type="string">
            <text:p text:style-name="P18">Staff Slam</text:p>
          </table:table-cell>
          <table:table-cell table:style-name="Table43.A4" office:value-type="string">
            <text:p text:style-name="P18">You can spend an inspiration to cause a touch spell to attack all adjacent enemies</text:p>
          </table:table-cell>
        </table:table-row>
        <table:table-row>
          <table:table-cell table:style-name="Table43.A4" office:value-type="string">
            <text:p text:style-name="P18">Staff Touch</text:p>
          </table:table-cell>
          <table:table-cell table:style-name="Table43.A4" office:value-type="string">
            <text:p text:style-name="P18">Your touch spells can be delivered through your staff and you can add your staff's leverage damage to their effect</text:p>
          </table:table-cell>
        </table:table-row>
        <table:table-row>
          <table:table-cell table:style-name="Table43.A1" office:value-type="string">
            <text:p text:style-name="P18">Stand Ground</text:p>
          </table:table-cell>
          <table:table-cell table:style-name="Table43.A1" office:value-type="string">
            <text:p text:style-name="P18">You resist any effects that knock you back, knock you down, or otherwise alter your position against your will</text:p>
          </table:table-cell>
        </table:table-row>
        <table:table-row>
          <table:table-cell table:style-name="Table43.A4" office:value-type="string">
            <text:p text:style-name="P22">Stealth Attack</text:p>
          </table:table-cell>
          <table:table-cell table:style-name="Table43.A4" office:value-type="string">
            <text:p text:style-name="P22">Attacks from stealth give +1 damage and +1 wound dice</text:p>
          </table:table-cell>
        </table:table-row>
        <table:table-row>
          <table:table-cell table:style-name="Table43.A4" office:value-type="string">
            <text:p text:style-name="P22">Stealth Escape</text:p>
          </table:table-cell>
          <table:table-cell table:style-name="Table43.A4" office:value-type="string">
            <text:list xml:id="list102409226581898" text:continue-numbering="true" text:style-name="L4">
              <text:list-item>
                <text:p text:style-name="P120">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120">Your stealth escape is a full movement</text:p>
              </text:list-item>
              <text:list-item>
                <text:p text:style-name="P120">Your stealth escape ignores zone of control</text:p>
              </text:list-item>
            </text:list>
          </table:table-cell>
        </table:table-row>
        <table:table-row>
          <table:table-cell table:style-name="Table43.A4" office:value-type="string">
            <text:p text:style-name="P18">Stealth Run</text:p>
          </table:table-cell>
          <table:table-cell table:style-name="Table43.A4" office:value-type="string">
            <text:p text:style-name="P18">You get full speed while stealthed (as opposed to ½ speed)</text:p>
          </table:table-cell>
        </table:table-row>
        <table:table-row>
          <table:table-cell table:style-name="Table43.A4" office:value-type="string">
            <text:p text:style-name="P20">Step and Cast</text:p>
          </table:table-cell>
          <table:table-cell table:style-name="Table43.A4" office:value-type="string">
            <text:p text:style-name="P20">Before you cast a spell, you can take a 1 hex move as a free action</text:p>
          </table:table-cell>
        </table:table-row>
        <table:table-row>
          <table:table-cell table:style-name="Table43.A4" office:value-type="string">
            <text:p text:style-name="P18">Sticky(x)</text:p>
          </table:table-cell>
          <table:table-cell table:style-name="Table43.A4" office:value-type="string">
            <text:p text:style-name="P18">Your potions and oils have an x/12 chance of remaining on the blade after being administered</text:p>
          </table:table-cell>
        </table:table-row>
        <table:table-row>
          <table:table-cell table:style-name="Table43.A1" office:value-type="string">
            <text:p text:style-name="P18">Striker(x)</text:p>
          </table:table-cell>
          <table:table-cell table:style-name="Table43.A1" office:value-type="string">
            <text:p text:style-name="P18">You get +x damage</text:p>
          </table:table-cell>
        </table:table-row>
        <table:table-row>
          <table:table-cell table:style-name="Table43.A4" office:value-type="string">
            <text:p text:style-name="P18">Stored Spell(<text:span text:style-name="T26">x</text:span>)</text:p>
          </table:table-cell>
          <table:table-cell table:style-name="Table43.A4" office:value-type="string">
            <text:p text:style-name="P18">By setting aside an inspiration, you can store a spell in your focus which you can later release as a free action. You can have up to X spells stored</text:p>
          </table:table-cell>
        </table:table-row>
        <table:table-row>
          <table:table-cell table:style-name="Table43.A1" office:value-type="string">
            <text:p text:style-name="P18">Strong Arm</text:p>
          </table:table-cell>
          <table:table-cell table:style-name="Table43.A1" office:value-type="string">
            <text:list xml:id="list3847508502" text:style-name="WWNum32">
              <text:list-item>
                <text:p text:style-name="P95">Your potion throwing range is increased by 50% and you get +1 to thrown weapon damage</text:p>
              </text:list-item>
              <text:list-item>
                <text:p text:style-name="P95">Your potion throwing range is doubled and you get +2 to thrown weapon damage</text:p>
              </text:list-item>
            </text:list>
          </table:table-cell>
        </table:table-row>
        <table:table-row>
          <table:table-cell table:style-name="Table43.A4" office:value-type="string">
            <text:p text:style-name="P18">Strong Strike(x)</text:p>
          </table:table-cell>
          <table:table-cell table:style-name="Table43.A4" office:value-type="string">
            <text:p text:style-name="P37">You can take a -x to your attack roll to do +x damage</text:p>
          </table:table-cell>
        </table:table-row>
        <table:table-row>
          <table:table-cell table:style-name="Table43.A1" office:value-type="string">
            <text:p text:style-name="P18">Stunning Blow(x)</text:p>
          </table:table-cell>
          <table:table-cell table:style-name="Table43.A1" office:value-type="string">
            <text:p text:style-name="P18">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1052963207" text:style-name="WWNum15">
              <text:list-item>
                <text:p text:style-name="P96">Spend an inspiration and you can attack two adjacent characters in front of you, taking a -2 penalty to hit each</text:p>
              </text:list-item>
              <text:list-item>
                <text:p text:style-name="P96"><text:soft-page-break/>Spend an inspiration and you can attack three adjacent characters in front of you, taking a -2 penalty to hit each</text:p>
              </text:list-item>
              <text:list-item>
                <text:p text:style-name="P96">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18">Swimmer</text:p>
          </table:table-cell>
          <table:table-cell table:style-name="Table43.A1" office:value-type="string">
            <text:list xml:id="list102409344557077" text:continue-numbering="true" text:style-name="WWNum15">
              <text:list-item>
                <text:p text:style-name="P96">+1 Swim, you can stay underwater 3x longer, you fight with no penalty underwater, you are resistant to gas attacks</text:p>
              </text:list-item>
              <text:list-item>
                <text:p text:style-name="P96">+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18">Taunt</text:p>
          </table:table-cell>
          <table:table-cell table:style-name="Table43.A1" office:value-type="string">
            <text:list xml:id="list3705849563" text:style-name="WWNum26">
              <text:list-item>
                <text:p text:style-name="P106"><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106"><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18">Your potions have +(x) chance to proc statuses and +2(x) to save DLs</text:p>
          </table:table-cell>
        </table:table-row>
        <table:table-row>
          <table:table-cell table:style-name="Table43.A1" office:value-type="string">
            <text:p text:style-name="P18">Terrain Affinity</text:p>
          </table:table-cell>
          <table:table-cell table:style-name="Table43.A1" office:value-type="string">
            <text:p text:style-name="P18">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18">Thrust(x)</text:p>
          </table:table-cell>
          <table:table-cell table:style-name="Table43.A4" office:value-type="string">
            <text:p text:style-name="P18">You may take a -2 to hit to give your attack pierce(x)</text:p>
          </table:table-cell>
        </table:table-row>
        <table:table-row>
          <table:table-cell table:style-name="Table43.A1" office:value-type="string">
            <text:p text:style-name="P18">Trap Sense</text:p>
          </table:table-cell>
          <table:table-cell table:style-name="Table43.A1" office:value-type="string">
            <text:p text:style-name="P18">You get +2 to search checks to detect traps</text:p>
          </table:table-cell>
        </table:table-row>
        <table:table-row>
          <table:table-cell table:style-name="Table43.A4" office:value-type="string">
            <text:p text:style-name="P18">Treacherous Shift</text:p>
          </table:table-cell>
          <table:table-cell table:style-name="Table43.A4" office:value-type="string">
            <text:p text:style-name="P18">You may spend an inspiration and shift places with an enemy who is within range of a full move. They get a Reflexes save (DL 16)</text:p>
          </table:table-cell>
        </table:table-row>
        <table:table-row>
          <table:table-cell table:style-name="Table43.A4" office:value-type="string">
            <text:p text:style-name="P21">Triggered Spell(x)</text:p>
          </table:table-cell>
          <table:table-cell table:style-name="Table43.A4" office:value-type="string">
            <text:p text:style-name="P21">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18">Triple Shot</text:p>
          </table:table-cell>
          <table:table-cell table:style-name="Table43.A4" office:value-type="string">
            <text:p text:style-name="P18">Spend an inspiration and you can attack up to three adjacent targets at a -2 penalty</text:p>
          </table:table-cell>
        </table:table-row>
        <table:table-row>
          <table:table-cell table:style-name="Table43.A4" office:value-type="string">
            <text:p text:style-name="P18">Tripper</text:p>
          </table:table-cell>
          <table:table-cell table:style-name="Table43.A4" office:value-type="string">
            <text:p text:style-name="P18">If you hit someone when they try to disengage from you, you may cancel their movement and knock them prone</text:p>
          </table:table-cell>
        </table:table-row>
        <table:table-row>
          <table:table-cell table:style-name="Table43.A1" office:value-type="string">
            <text:p text:style-name="P18">Tough Save(...)</text:p>
          </table:table-cell>
          <table:table-cell table:style-name="Table43.A1" office:value-type="string">
            <text:p text:style-name="P18">You can substitute your toughness score for the indicated attribute when making a saving throw</text:p>
          </table:table-cell>
        </table:table-row>
        <table:table-row>
          <table:table-cell table:style-name="Table43.A4" office:value-type="string">
            <text:p text:style-name="P18">Tough SOB</text:p>
          </table:table-cell>
          <table:table-cell table:style-name="Table43.A4" office:value-type="string">
            <text:p text:style-name="P18">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102408581513037" text:continue-list="list1866871952" text:style-name="WWNum25">
              <text:list-item>
                <text:p text:style-name="P76">Once you have identified an item's properties, you may make an item lore roll to increase one of the aspects of the item</text:p>
                <text:list>
                  <text:list-item>
                    <text:p text:style-name="P76">Area of effect increases by 1 hex</text:p>
                  </text:list-item>
                  <text:list-item>
                    <text:p text:style-name="P76">Damage done increases +1/die</text:p>
                  </text:list-item>
                  <text:list-item>
                    <text:p text:style-name="P76">Difficulty of save increases by 2</text:p>
                  </text:list-item>
                  <text:list-item>
                    <text:p text:style-name="P76">Proc chance increases by 1</text:p>
                  </text:list-item>
                </text:list>
              </text:list-item>
              <text:list-item>
                <text:p text:style-name="P76">You may unlock legendary power a secon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4097227899" text:style-name="L5">
              <text:list-item>
                <text:p text:style-name="P118">+2 save DL</text:p>
              </text:list-item>
              <text:list-item>
                <text:p text:style-name="P118">+1 damage (or effect)/die</text:p>
              </text:list-item>
              <text:list-item>
                <text:p text:style-name="P118">+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102410094936864" text:continue-list="list102408581513037" text:style-name="WWNum25">
              <text:list-item>
                <text:p text:style-name="P76">Small animals surround you when in the wilderness. You can talk with these creatures and they will sometimes give you useful information. You get +2 to navigate, track and wilderness lore checks</text:p>
              </text:list-item>
              <text:list-item>
                <text:p text:style-name="P76">Your wilderness friends can carry messages and small objects to those within 5km</text:p>
              </text:list-item>
              <text:list-item>
                <text:p text:style-name="P76">Small animals will distract and taunt your enemies in combat. Anyone attacking you takes -1 to hit in the wilderness</text:p>
              </text:list-item>
            </text:list>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18">Wrestling Moves(x)</text:p>
          </table:table-cell>
          <table:table-cell table:style-name="Table43.A4" office:value-type="string">
            <text:p text:style-name="P38">When you hit with a grapple, you may spend an inspiration to perform a special move based on the hit location</text:p>
            <text:list xml:id="list38895397" text:style-name="WWNum13">
              <text:list-item>
                <text:p text:style-name="P112"><text:soft-page-break/><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112"><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112"><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112"><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112"><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38"/>
            <text:p text:style-name="P38">If you roll x or higher on your hit roll, you need not spend an inspiration for your move</text:p>
            <text:p text:style-name="P29"/>
          </table:table-cell>
        </table:table-row>
        <table:table-row>
          <table:table-cell table:style-name="Table43.A1" office:value-type="string">
            <text:p text:style-name="P18">Zone of Control</text:p>
          </table:table-cell>
          <table:table-cell table:style-name="Table43.A1" office:value-type="string">
            <text:list xml:id="list102409793305199" text:continue-numbering="true" text:style-name="WWNum13">
              <text:list-item>
                <text:p text:style-name="P97">As a melee fighter, you count as two combatants for purposes of engaging enemies and locking them in combat</text:p>
              </text:list-item>
              <text:list-item>
                <text:p text:style-name="P97">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05-24T21:12:21.481000000</dc:date>
    <meta:editing-cycles>102</meta:editing-cycles>
    <meta:editing-duration>PT8H21M10S</meta:editing-duration>
    <meta:document-statistic meta:table-count="61" meta:image-count="0" meta:object-count="0" meta:page-count="18" meta:paragraph-count="1448" meta:word-count="8588" meta:character-count="44520" meta:non-whitespace-character-count="38148"/>
    <meta:template xlink:type="simple" xlink:actuate="onRequest" xlink:title="" xlink:href="Normal.dotm"/>
  </office:meta>
</office:document-meta>
</file>